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571in"/>
    </style:style>
    <style:style style:name="co2" style:family="table-column">
      <style:table-column-properties fo:break-before="auto" style:column-width="0.861in"/>
    </style:style>
    <style:style style:name="co3" style:family="table-column">
      <style:table-column-properties fo:break-before="auto" style:column-width="1.5256in"/>
    </style:style>
    <style:style style:name="co4" style:family="table-column">
      <style:table-column-properties fo:break-before="auto" style:column-width="1.4291in"/>
    </style:style>
    <style:style style:name="co5" style:family="table-column">
      <style:table-column-properties fo:break-before="auto" style:column-width="1.461in"/>
    </style:style>
    <style:style style:name="co6" style:family="table-column">
      <style:table-column-properties fo:break-before="auto" style:column-width="1.3646in"/>
    </style:style>
    <style:style style:name="co7" style:family="table-column">
      <style:table-column-properties fo:break-before="auto" style:column-width="1.0429in"/>
    </style:style>
    <style:style style:name="co8" style:family="table-column">
      <style:table-column-properties fo:break-before="auto" style:column-width="0.9465in"/>
    </style:style>
    <style:style style:name="co9" style:family="table-column">
      <style:table-column-properties fo:break-before="auto" style:column-width="0.9783in"/>
    </style:style>
    <style:style style:name="co10" style:family="table-column">
      <style:table-column-properties fo:break-before="auto" style:column-width="0.8819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9.7185in" svg:height="5.6929in" svg:x="4.9606in" svg:y="8.7157in">
            <draw:object draw:notify-on-update-of-ranges="Sheet1.B1:Sheet1.B1 Sheet1.E2:Sheet1.E51 Sheet1.E1:Sheet1.E1 Sheet1.B2:Sheet1.B51 Sheet1.B1:Sheet1.B1 Sheet1.F2:Sheet1.F51 Sheet1.F1:Sheet1.F1 Sheet1.B2:Sheet1.B5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8.476in" svg:height="5.5996in" svg:x="14.9004in" svg:y="8.4386in">
            <draw:object draw:notify-on-update-of-ranges="Sheet1.B1:Sheet1.B1 Sheet1.G2:Sheet1.G51 Sheet1.G1:Sheet1.G1 Sheet1.B2:Sheet1.B51 Sheet1.B1:Sheet1.B1 Sheet1.I2:Sheet1.I51 Sheet1.I1:Sheet1.I1 Sheet1.B2:Sheet1.B5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8.6366in" svg:height="5.3177in" svg:x="13.1929in" svg:y="0.0386in">
            <draw:object draw:notify-on-update-of-ranges="Sheet1.B1:Sheet1.B1 Sheet1.J2:Sheet1.J51 Sheet1.J1:Sheet1.J1 Sheet1.B2:Sheet1.B51 Sheet1.B1:Sheet1.B1 Sheet1.K2:Sheet1.K51 Sheet1.K1:Sheet1.K1 Sheet1.B2:Sheet1.B5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pressure</text:p>
          </table:table-cell>
          <table:table-cell office:value-type="string">
            <text:p>temperature</text:p>
          </table:table-cell>
          <table:table-cell office:value-type="string">
            <text:p>specific_volume_liquid</text:p>
          </table:table-cell>
          <table:table-cell office:value-type="string">
            <text:p>specific_volume_gas</text:p>
          </table:table-cell>
          <table:table-cell office:value-type="string">
            <text:p>internal_energy_liquid</text:p>
          </table:table-cell>
          <table:table-cell office:value-type="string">
            <text:p>internal_energy_gas</text:p>
          </table:table-cell>
          <table:table-cell office:value-type="string">
            <text:p>enthalpy_liquid</text:p>
          </table:table-cell>
          <table:table-cell office:value-type="string">
            <text:p>vaporization</text:p>
          </table:table-cell>
          <table:table-cell office:value-type="string">
            <text:p>enthalpy_gas</text:p>
          </table:table-cell>
          <table:table-cell office:value-type="string">
            <text:p>entropy_liquid</text:p>
          </table:table-cell>
          <table:table-cell office:value-type="string">
            <text:p>entropy_gas</text:p>
          </table:table-cell>
        </table:table-row>
        <table:table-row table:style-name="ro1">
          <table:table-cell office:value-type="float" office:value="0.04">
            <text:p>0.04</text:p>
          </table:table-cell>
          <table:table-cell office:value-type="float" office:value="28.96">
            <text:p>28.96</text:p>
          </table:table-cell>
          <table:table-cell office:value-type="float" office:value="1.004">
            <text:p>1.004</text:p>
          </table:table-cell>
          <table:table-cell office:value-type="float" office:value="34.8">
            <text:p>34.8</text:p>
          </table:table-cell>
          <table:table-cell office:value-type="float" office:value="121.45">
            <text:p>121.45</text:p>
          </table:table-cell>
          <table:table-cell office:value-type="float" office:value="2415.2">
            <text:p>2415.2</text:p>
          </table:table-cell>
          <table:table-cell office:value-type="float" office:value="121.46">
            <text:p>121.46</text:p>
          </table:table-cell>
          <table:table-cell office:value-type="float" office:value="2432.9">
            <text:p>2432.9</text:p>
          </table:table-cell>
          <table:table-cell office:value-type="float" office:value="2554.4">
            <text:p>2554.4</text:p>
          </table:table-cell>
          <table:table-cell office:value-type="float" office:value="0.4226">
            <text:p>0.4226</text:p>
          </table:table-cell>
          <table:table-cell office:value-type="float" office:value="8.4746">
            <text:p>8.4746</text:p>
          </table:table-cell>
        </table:table-row>
        <table:table-row table:style-name="ro1">
          <table:table-cell office:value-type="float" office:value="0.06">
            <text:p>0.06</text:p>
          </table:table-cell>
          <table:table-cell office:value-type="float" office:value="36.16">
            <text:p>36.16</text:p>
          </table:table-cell>
          <table:table-cell office:value-type="float" office:value="1.0064">
            <text:p>1.0064</text:p>
          </table:table-cell>
          <table:table-cell office:value-type="float" office:value="23.739">
            <text:p>23.739</text:p>
          </table:table-cell>
          <table:table-cell office:value-type="float" office:value="151.53">
            <text:p>151.53</text:p>
          </table:table-cell>
          <table:table-cell office:value-type="float" office:value="2425">
            <text:p>2425</text:p>
          </table:table-cell>
          <table:table-cell office:value-type="float" office:value="151.53">
            <text:p>151.53</text:p>
          </table:table-cell>
          <table:table-cell office:value-type="float" office:value="2415.9">
            <text:p>2415.9</text:p>
          </table:table-cell>
          <table:table-cell office:value-type="float" office:value="2567.4">
            <text:p>2567.4</text:p>
          </table:table-cell>
          <table:table-cell office:value-type="float" office:value="0.521">
            <text:p>0.521</text:p>
          </table:table-cell>
          <table:table-cell office:value-type="float" office:value="8.3304">
            <text:p>8.3304</text:p>
          </table:table-cell>
        </table:table-row>
        <table:table-row table:style-name="ro1">
          <table:table-cell office:value-type="float" office:value="0.08">
            <text:p>0.08</text:p>
          </table:table-cell>
          <table:table-cell office:value-type="float" office:value="41.51">
            <text:p>41.51</text:p>
          </table:table-cell>
          <table:table-cell office:value-type="float" office:value="1.0084">
            <text:p>1.0084</text:p>
          </table:table-cell>
          <table:table-cell office:value-type="float" office:value="18.103">
            <text:p>18.103</text:p>
          </table:table-cell>
          <table:table-cell office:value-type="float" office:value="173.87">
            <text:p>173.87</text:p>
          </table:table-cell>
          <table:table-cell office:value-type="float" office:value="2432.2">
            <text:p>2432.2</text:p>
          </table:table-cell>
          <table:table-cell office:value-type="float" office:value="173.88">
            <text:p>173.88</text:p>
          </table:table-cell>
          <table:table-cell office:value-type="float" office:value="2403.1">
            <text:p>2403.1</text:p>
          </table:table-cell>
          <table:table-cell office:value-type="float" office:value="2577">
            <text:p>2577</text:p>
          </table:table-cell>
          <table:table-cell office:value-type="float" office:value="0.5926">
            <text:p>0.5926</text:p>
          </table:table-cell>
          <table:table-cell office:value-type="float" office:value="8.2287">
            <text:p>8.2287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45.81">
            <text:p>45.81</text:p>
          </table:table-cell>
          <table:table-cell office:value-type="float" office:value="1.0102">
            <text:p>1.0102</text:p>
          </table:table-cell>
          <table:table-cell office:value-type="float" office:value="14.674">
            <text:p>14.674</text:p>
          </table:table-cell>
          <table:table-cell office:value-type="float" office:value="191.82">
            <text:p>191.82</text:p>
          </table:table-cell>
          <table:table-cell office:value-type="float" office:value="2437.9">
            <text:p>2437.9</text:p>
          </table:table-cell>
          <table:table-cell office:value-type="float" office:value="191.83">
            <text:p>191.83</text:p>
          </table:table-cell>
          <table:table-cell office:value-type="float" office:value="2392.8">
            <text:p>2392.8</text:p>
          </table:table-cell>
          <table:table-cell office:value-type="float" office:value="2584.7">
            <text:p>2584.7</text:p>
          </table:table-cell>
          <table:table-cell office:value-type="float" office:value="0.6493">
            <text:p>0.6493</text:p>
          </table:table-cell>
          <table:table-cell office:value-type="float" office:value="8.1502">
            <text:p>8.1502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60.06">
            <text:p>60.06</text:p>
          </table:table-cell>
          <table:table-cell office:value-type="float" office:value="1.0172">
            <text:p>1.0172</text:p>
          </table:table-cell>
          <table:table-cell office:value-type="float" office:value="7.649">
            <text:p>7.649</text:p>
          </table:table-cell>
          <table:table-cell office:value-type="float" office:value="251.38">
            <text:p>251.38</text:p>
          </table:table-cell>
          <table:table-cell office:value-type="float" office:value="2456.7">
            <text:p>2456.7</text:p>
          </table:table-cell>
          <table:table-cell office:value-type="float" office:value="251.4">
            <text:p>251.4</text:p>
          </table:table-cell>
          <table:table-cell office:value-type="float" office:value="2358.3">
            <text:p>2358.3</text:p>
          </table:table-cell>
          <table:table-cell office:value-type="float" office:value="2609.7">
            <text:p>2609.7</text:p>
          </table:table-cell>
          <table:table-cell office:value-type="float" office:value="0.832">
            <text:p>0.832</text:p>
          </table:table-cell>
          <table:table-cell office:value-type="float" office:value="7.9085">
            <text:p>7.9085</text:p>
          </table:table-cell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69.1">
            <text:p>69.1</text:p>
          </table:table-cell>
          <table:table-cell office:value-type="float" office:value="1.0223">
            <text:p>1.0223</text:p>
          </table:table-cell>
          <table:table-cell office:value-type="float" office:value="5.229">
            <text:p>5.229</text:p>
          </table:table-cell>
          <table:table-cell office:value-type="float" office:value="289.2">
            <text:p>289.2</text:p>
          </table:table-cell>
          <table:table-cell office:value-type="float" office:value="2468.4">
            <text:p>2468.4</text:p>
          </table:table-cell>
          <table:table-cell office:value-type="float" office:value="289.23">
            <text:p>289.23</text:p>
          </table:table-cell>
          <table:table-cell office:value-type="float" office:value="2336.1">
            <text:p>2336.1</text:p>
          </table:table-cell>
          <table:table-cell office:value-type="float" office:value="2625.3">
            <text:p>2625.3</text:p>
          </table:table-cell>
          <table:table-cell office:value-type="float" office:value="0.9439">
            <text:p>0.9439</text:p>
          </table:table-cell>
          <table:table-cell office:value-type="float" office:value="7.7686">
            <text:p>7.7686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75.87">
            <text:p>75.87</text:p>
          </table:table-cell>
          <table:table-cell office:value-type="float" office:value="1.0265">
            <text:p>1.0265</text:p>
          </table:table-cell>
          <table:table-cell office:value-type="float" office:value="3.993">
            <text:p>3.993</text:p>
          </table:table-cell>
          <table:table-cell office:value-type="float" office:value="317.53">
            <text:p>317.53</text:p>
          </table:table-cell>
          <table:table-cell office:value-type="float" office:value="2477">
            <text:p>2477</text:p>
          </table:table-cell>
          <table:table-cell office:value-type="float" office:value="317.58">
            <text:p>317.58</text:p>
          </table:table-cell>
          <table:table-cell office:value-type="float" office:value="2319.2">
            <text:p>2319.2</text:p>
          </table:table-cell>
          <table:table-cell office:value-type="float" office:value="2636.8">
            <text:p>2636.8</text:p>
          </table:table-cell>
          <table:table-cell office:value-type="float" office:value="1.0259">
            <text:p>1.0259</text:p>
          </table:table-cell>
          <table:table-cell office:value-type="float" office:value="7.67">
            <text:p>7.67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81.33">
            <text:p>81.33</text:p>
          </table:table-cell>
          <table:table-cell office:value-type="float" office:value="1.03">
            <text:p>1.03</text:p>
          </table:table-cell>
          <table:table-cell office:value-type="float" office:value="3.24">
            <text:p>3.24</text:p>
          </table:table-cell>
          <table:table-cell office:value-type="float" office:value="340.44">
            <text:p>340.44</text:p>
          </table:table-cell>
          <table:table-cell office:value-type="float" office:value="2483.9">
            <text:p>2483.9</text:p>
          </table:table-cell>
          <table:table-cell office:value-type="float" office:value="340.49">
            <text:p>340.49</text:p>
          </table:table-cell>
          <table:table-cell office:value-type="float" office:value="2305.4">
            <text:p>2305.4</text:p>
          </table:table-cell>
          <table:table-cell office:value-type="float" office:value="2645.9">
            <text:p>2645.9</text:p>
          </table:table-cell>
          <table:table-cell office:value-type="float" office:value="1.091">
            <text:p>1.091</text:p>
          </table:table-cell>
          <table:table-cell office:value-type="float" office:value="7.5939">
            <text:p>7.5939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85.94">
            <text:p>85.94</text:p>
          </table:table-cell>
          <table:table-cell office:value-type="float" office:value="1.0331">
            <text:p>1.0331</text:p>
          </table:table-cell>
          <table:table-cell office:value-type="float" office:value="2.732">
            <text:p>2.732</text:p>
          </table:table-cell>
          <table:table-cell office:value-type="float" office:value="359.79">
            <text:p>359.79</text:p>
          </table:table-cell>
          <table:table-cell office:value-type="float" office:value="2489.6">
            <text:p>2489.6</text:p>
          </table:table-cell>
          <table:table-cell office:value-type="float" office:value="359.86">
            <text:p>359.86</text:p>
          </table:table-cell>
          <table:table-cell office:value-type="float" office:value="2293.6">
            <text:p>2293.6</text:p>
          </table:table-cell>
          <table:table-cell office:value-type="float" office:value="2653.5">
            <text:p>2653.5</text:p>
          </table:table-cell>
          <table:table-cell office:value-type="float" office:value="1.1453">
            <text:p>1.1453</text:p>
          </table:table-cell>
          <table:table-cell office:value-type="float" office:value="7.532">
            <text:p>7.532</text:p>
          </table:table-cell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89.95">
            <text:p>89.95</text:p>
          </table:table-cell>
          <table:table-cell office:value-type="float" office:value="1.036">
            <text:p>1.036</text:p>
          </table:table-cell>
          <table:table-cell office:value-type="float" office:value="2.365">
            <text:p>2.365</text:p>
          </table:table-cell>
          <table:table-cell office:value-type="float" office:value="376.63">
            <text:p>376.63</text:p>
          </table:table-cell>
          <table:table-cell office:value-type="float" office:value="2494.5">
            <text:p>2494.5</text:p>
          </table:table-cell>
          <table:table-cell office:value-type="float" office:value="376.7">
            <text:p>376.7</text:p>
          </table:table-cell>
          <table:table-cell office:value-type="float" office:value="2283.3">
            <text:p>2283.3</text:p>
          </table:table-cell>
          <table:table-cell office:value-type="float" office:value="2660">
            <text:p>2660</text:p>
          </table:table-cell>
          <table:table-cell office:value-type="float" office:value="1.1919">
            <text:p>1.1919</text:p>
          </table:table-cell>
          <table:table-cell office:value-type="float" office:value="7.4797">
            <text:p>7.4797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93.5">
            <text:p>93.5</text:p>
          </table:table-cell>
          <table:table-cell office:value-type="float" office:value="1.038">
            <text:p>1.038</text:p>
          </table:table-cell>
          <table:table-cell office:value-type="float" office:value="2.087">
            <text:p>2.087</text:p>
          </table:table-cell>
          <table:table-cell office:value-type="float" office:value="391.58">
            <text:p>391.58</text:p>
          </table:table-cell>
          <table:table-cell office:value-type="float" office:value="2498.8">
            <text:p>2498.8</text:p>
          </table:table-cell>
          <table:table-cell office:value-type="float" office:value="391.66">
            <text:p>391.66</text:p>
          </table:table-cell>
          <table:table-cell office:value-type="float" office:value="2274.1">
            <text:p>2274.1</text:p>
          </table:table-cell>
          <table:table-cell office:value-type="float" office:value="2665.8">
            <text:p>2665.8</text:p>
          </table:table-cell>
          <table:table-cell office:value-type="float" office:value="1.2329">
            <text:p>1.2329</text:p>
          </table:table-cell>
          <table:table-cell office:value-type="float" office:value="7.4346">
            <text:p>7.4346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96.71">
            <text:p>96.71</text:p>
          </table:table-cell>
          <table:table-cell office:value-type="float" office:value="1.041">
            <text:p>1.041</text:p>
          </table:table-cell>
          <table:table-cell office:value-type="float" office:value="1.869">
            <text:p>1.869</text:p>
          </table:table-cell>
          <table:table-cell office:value-type="float" office:value="405.06">
            <text:p>405.06</text:p>
          </table:table-cell>
          <table:table-cell office:value-type="float" office:value="2502.6">
            <text:p>2502.6</text:p>
          </table:table-cell>
          <table:table-cell office:value-type="float" office:value="405.15">
            <text:p>405.15</text:p>
          </table:table-cell>
          <table:table-cell office:value-type="float" office:value="2265.7">
            <text:p>2265.7</text:p>
          </table:table-cell>
          <table:table-cell office:value-type="float" office:value="2670.9">
            <text:p>2670.9</text:p>
          </table:table-cell>
          <table:table-cell office:value-type="float" office:value="1.2695">
            <text:p>1.2695</text:p>
          </table:table-cell>
          <table:table-cell office:value-type="float" office:value="7.3949">
            <text:p>7.394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9.63">
            <text:p>99.63</text:p>
          </table:table-cell>
          <table:table-cell office:value-type="float" office:value="1.0432">
            <text:p>1.0432</text:p>
          </table:table-cell>
          <table:table-cell office:value-type="float" office:value="1.694">
            <text:p>1.694</text:p>
          </table:table-cell>
          <table:table-cell office:value-type="float" office:value="417.36">
            <text:p>417.36</text:p>
          </table:table-cell>
          <table:table-cell office:value-type="float" office:value="2506.1">
            <text:p>2506.1</text:p>
          </table:table-cell>
          <table:table-cell office:value-type="float" office:value="417.46">
            <text:p>417.46</text:p>
          </table:table-cell>
          <table:table-cell office:value-type="float" office:value="2258">
            <text:p>2258</text:p>
          </table:table-cell>
          <table:table-cell office:value-type="float" office:value="2675.5">
            <text:p>2675.5</text:p>
          </table:table-cell>
          <table:table-cell office:value-type="float" office:value="1.3026">
            <text:p>1.3026</text:p>
          </table:table-cell>
          <table:table-cell office:value-type="float" office:value="7.3594">
            <text:p>7.3594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11.4">
            <text:p>111.4</text:p>
          </table:table-cell>
          <table:table-cell office:value-type="float" office:value="1.0528">
            <text:p>1.0528</text:p>
          </table:table-cell>
          <table:table-cell office:value-type="float" office:value="1.159">
            <text:p>1.159</text:p>
          </table:table-cell>
          <table:table-cell office:value-type="float" office:value="466.94">
            <text:p>466.94</text:p>
          </table:table-cell>
          <table:table-cell office:value-type="float" office:value="2519.7">
            <text:p>2519.7</text:p>
          </table:table-cell>
          <table:table-cell office:value-type="float" office:value="467.11">
            <text:p>467.11</text:p>
          </table:table-cell>
          <table:table-cell office:value-type="float" office:value="2226.5">
            <text:p>2226.5</text:p>
          </table:table-cell>
          <table:table-cell office:value-type="float" office:value="2693.6">
            <text:p>2693.6</text:p>
          </table:table-cell>
          <table:table-cell office:value-type="float" office:value="1.4336">
            <text:p>1.4336</text:p>
          </table:table-cell>
          <table:table-cell office:value-type="float" office:value="7.2233">
            <text:p>7.22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0.2">
            <text:p>120.2</text:p>
          </table:table-cell>
          <table:table-cell office:value-type="float" office:value="1.0605">
            <text:p>1.0605</text:p>
          </table:table-cell>
          <table:table-cell office:value-type="float" office:value="0.8857">
            <text:p>0.8857</text:p>
          </table:table-cell>
          <table:table-cell office:value-type="float" office:value="504.49">
            <text:p>504.49</text:p>
          </table:table-cell>
          <table:table-cell office:value-type="float" office:value="2529.5">
            <text:p>2529.5</text:p>
          </table:table-cell>
          <table:table-cell office:value-type="float" office:value="504.7">
            <text:p>504.7</text:p>
          </table:table-cell>
          <table:table-cell office:value-type="float" office:value="2201.9">
            <text:p>2201.9</text:p>
          </table:table-cell>
          <table:table-cell office:value-type="float" office:value="2706.7">
            <text:p>2706.7</text:p>
          </table:table-cell>
          <table:table-cell office:value-type="float" office:value="1.5301">
            <text:p>1.5301</text:p>
          </table:table-cell>
          <table:table-cell office:value-type="float" office:value="7.1271">
            <text:p>7.1271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27.4">
            <text:p>127.4</text:p>
          </table:table-cell>
          <table:table-cell office:value-type="float" office:value="1.0672">
            <text:p>1.0672</text:p>
          </table:table-cell>
          <table:table-cell office:value-type="float" office:value="0.7187">
            <text:p>0.7187</text:p>
          </table:table-cell>
          <table:table-cell office:value-type="float" office:value="535.1">
            <text:p>535.1</text:p>
          </table:table-cell>
          <table:table-cell office:value-type="float" office:value="2537.2">
            <text:p>2537.2</text:p>
          </table:table-cell>
          <table:table-cell office:value-type="float" office:value="535.37">
            <text:p>535.37</text:p>
          </table:table-cell>
          <table:table-cell office:value-type="float" office:value="2181.5">
            <text:p>2181.5</text:p>
          </table:table-cell>
          <table:table-cell office:value-type="float" office:value="2716.9">
            <text:p>2716.9</text:p>
          </table:table-cell>
          <table:table-cell office:value-type="float" office:value="1.6072">
            <text:p>1.6072</text:p>
          </table:table-cell>
          <table:table-cell office:value-type="float" office:value="7.0527">
            <text:p>7.052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33.6">
            <text:p>133.6</text:p>
          </table:table-cell>
          <table:table-cell office:value-type="float" office:value="1.0732">
            <text:p>1.0732</text:p>
          </table:table-cell>
          <table:table-cell office:value-type="float" office:value="0.6058">
            <text:p>0.6058</text:p>
          </table:table-cell>
          <table:table-cell office:value-type="float" office:value="561.15">
            <text:p>561.15</text:p>
          </table:table-cell>
          <table:table-cell office:value-type="float" office:value="2543.6">
            <text:p>2543.6</text:p>
          </table:table-cell>
          <table:table-cell office:value-type="float" office:value="561.47">
            <text:p>561.47</text:p>
          </table:table-cell>
          <table:table-cell office:value-type="float" office:value="2163.8">
            <text:p>2163.8</text:p>
          </table:table-cell>
          <table:table-cell office:value-type="float" office:value="2725.3">
            <text:p>2725.3</text:p>
          </table:table-cell>
          <table:table-cell office:value-type="float" office:value="1.6718">
            <text:p>1.6718</text:p>
          </table:table-cell>
          <table:table-cell office:value-type="float" office:value="6.9919">
            <text:p>6.9919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38.9">
            <text:p>138.9</text:p>
          </table:table-cell>
          <table:table-cell office:value-type="float" office:value="1.0786">
            <text:p>1.0786</text:p>
          </table:table-cell>
          <table:table-cell office:value-type="float" office:value="0.5243">
            <text:p>0.5243</text:p>
          </table:table-cell>
          <table:table-cell office:value-type="float" office:value="583.95">
            <text:p>583.95</text:p>
          </table:table-cell>
          <table:table-cell office:value-type="float" office:value="2546.9">
            <text:p>2546.9</text:p>
          </table:table-cell>
          <table:table-cell office:value-type="float" office:value="584.33">
            <text:p>584.33</text:p>
          </table:table-cell>
          <table:table-cell office:value-type="float" office:value="2148.1">
            <text:p>2148.1</text:p>
          </table:table-cell>
          <table:table-cell office:value-type="float" office:value="2732.4">
            <text:p>2732.4</text:p>
          </table:table-cell>
          <table:table-cell office:value-type="float" office:value="1.7275">
            <text:p>1.7275</text:p>
          </table:table-cell>
          <table:table-cell office:value-type="float" office:value="6.9405">
            <text:p>6.940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43.6">
            <text:p>143.6</text:p>
          </table:table-cell>
          <table:table-cell office:value-type="float" office:value="1.0836">
            <text:p>1.0836</text:p>
          </table:table-cell>
          <table:table-cell office:value-type="float" office:value="0.4625">
            <text:p>0.4625</text:p>
          </table:table-cell>
          <table:table-cell office:value-type="float" office:value="604.31">
            <text:p>604.31</text:p>
          </table:table-cell>
          <table:table-cell office:value-type="float" office:value="2553.6">
            <text:p>2553.6</text:p>
          </table:table-cell>
          <table:table-cell office:value-type="float" office:value="604.74">
            <text:p>604.74</text:p>
          </table:table-cell>
          <table:table-cell office:value-type="float" office:value="2133.8">
            <text:p>2133.8</text:p>
          </table:table-cell>
          <table:table-cell office:value-type="float" office:value="2738.6">
            <text:p>2738.6</text:p>
          </table:table-cell>
          <table:table-cell office:value-type="float" office:value="1.7766">
            <text:p>1.7766</text:p>
          </table:table-cell>
          <table:table-cell office:value-type="float" office:value="6.8959">
            <text:p>6.8959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147.9">
            <text:p>147.9</text:p>
          </table:table-cell>
          <table:table-cell office:value-type="float" office:value="1.0882">
            <text:p>1.0882</text:p>
          </table:table-cell>
          <table:table-cell office:value-type="float" office:value="0.414">
            <text:p>0.414</text:p>
          </table:table-cell>
          <table:table-cell office:value-type="float" office:value="622.25">
            <text:p>622.25</text:p>
          </table:table-cell>
          <table:table-cell office:value-type="float" office:value="2557.6">
            <text:p>2557.6</text:p>
          </table:table-cell>
          <table:table-cell office:value-type="float" office:value="623.25">
            <text:p>623.25</text:p>
          </table:table-cell>
          <table:table-cell office:value-type="float" office:value="2120.7">
            <text:p>2120.7</text:p>
          </table:table-cell>
          <table:table-cell office:value-type="float" office:value="2743.9">
            <text:p>2743.9</text:p>
          </table:table-cell>
          <table:table-cell office:value-type="float" office:value="1.8207">
            <text:p>1.8207</text:p>
          </table:table-cell>
          <table:table-cell office:value-type="float" office:value="6.8565">
            <text:p>6.856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1.9">
            <text:p>151.9</text:p>
          </table:table-cell>
          <table:table-cell office:value-type="float" office:value="1.0926">
            <text:p>1.0926</text:p>
          </table:table-cell>
          <table:table-cell office:value-type="float" office:value="0.3749">
            <text:p>0.3749</text:p>
          </table:table-cell>
          <table:table-cell office:value-type="float" office:value="639.68">
            <text:p>639.68</text:p>
          </table:table-cell>
          <table:table-cell office:value-type="float" office:value="2561.2">
            <text:p>2561.2</text:p>
          </table:table-cell>
          <table:table-cell office:value-type="float" office:value="640.23">
            <text:p>640.23</text:p>
          </table:table-cell>
          <table:table-cell office:value-type="float" office:value="2108.5">
            <text:p>2108.5</text:p>
          </table:table-cell>
          <table:table-cell office:value-type="float" office:value="2748.7">
            <text:p>2748.7</text:p>
          </table:table-cell>
          <table:table-cell office:value-type="float" office:value="1.8607">
            <text:p>1.8607</text:p>
          </table:table-cell>
          <table:table-cell office:value-type="float" office:value="6.8212">
            <text:p>6.821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58.9">
            <text:p>158.9</text:p>
          </table:table-cell>
          <table:table-cell office:value-type="float" office:value="1.1006">
            <text:p>1.1006</text:p>
          </table:table-cell>
          <table:table-cell office:value-type="float" office:value="0.3157">
            <text:p>0.3157</text:p>
          </table:table-cell>
          <table:table-cell office:value-type="float" office:value="669.9">
            <text:p>669.9</text:p>
          </table:table-cell>
          <table:table-cell office:value-type="float" office:value="2567.4">
            <text:p>2567.4</text:p>
          </table:table-cell>
          <table:table-cell office:value-type="float" office:value="670.56">
            <text:p>670.56</text:p>
          </table:table-cell>
          <table:table-cell office:value-type="float" office:value="2086.3">
            <text:p>2086.3</text:p>
          </table:table-cell>
          <table:table-cell office:value-type="float" office:value="2756.8">
            <text:p>2756.8</text:p>
          </table:table-cell>
          <table:table-cell office:value-type="float" office:value="1.9312">
            <text:p>1.9312</text:p>
          </table:table-cell>
          <table:table-cell office:value-type="float" office:value="6.76">
            <text:p>6.7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5">
            <text:p>165</text:p>
          </table:table-cell>
          <table:table-cell office:value-type="float" office:value="1.108">
            <text:p>1.108</text:p>
          </table:table-cell>
          <table:table-cell office:value-type="float" office:value="0.2729">
            <text:p>0.2729</text:p>
          </table:table-cell>
          <table:table-cell office:value-type="float" office:value="696.44">
            <text:p>696.44</text:p>
          </table:table-cell>
          <table:table-cell office:value-type="float" office:value="2572.5">
            <text:p>2572.5</text:p>
          </table:table-cell>
          <table:table-cell office:value-type="float" office:value="697.22">
            <text:p>697.22</text:p>
          </table:table-cell>
          <table:table-cell office:value-type="float" office:value="2066.3">
            <text:p>2066.3</text:p>
          </table:table-cell>
          <table:table-cell office:value-type="float" office:value="2763.5">
            <text:p>2763.5</text:p>
          </table:table-cell>
          <table:table-cell office:value-type="float" office:value="1.9922">
            <text:p>1.9922</text:p>
          </table:table-cell>
          <table:table-cell office:value-type="float" office:value="6.708">
            <text:p>6.70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0.4">
            <text:p>170.4</text:p>
          </table:table-cell>
          <table:table-cell office:value-type="float" office:value="1.1148">
            <text:p>1.1148</text:p>
          </table:table-cell>
          <table:table-cell office:value-type="float" office:value="0.2404">
            <text:p>0.2404</text:p>
          </table:table-cell>
          <table:table-cell office:value-type="float" office:value="720.22">
            <text:p>720.22</text:p>
          </table:table-cell>
          <table:table-cell office:value-type="float" office:value="2576.8">
            <text:p>2576.8</text:p>
          </table:table-cell>
          <table:table-cell office:value-type="float" office:value="721.11">
            <text:p>721.11</text:p>
          </table:table-cell>
          <table:table-cell office:value-type="float" office:value="2048">
            <text:p>2048</text:p>
          </table:table-cell>
          <table:table-cell office:value-type="float" office:value="2769.1">
            <text:p>2769.1</text:p>
          </table:table-cell>
          <table:table-cell office:value-type="float" office:value="2.0462">
            <text:p>2.0462</text:p>
          </table:table-cell>
          <table:table-cell office:value-type="float" office:value="6.6628">
            <text:p>6.662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5.4">
            <text:p>175.4</text:p>
          </table:table-cell>
          <table:table-cell office:value-type="float" office:value="1.1212">
            <text:p>1.1212</text:p>
          </table:table-cell>
          <table:table-cell office:value-type="float" office:value="0.215">
            <text:p>0.215</text:p>
          </table:table-cell>
          <table:table-cell office:value-type="float" office:value="741.83">
            <text:p>741.83</text:p>
          </table:table-cell>
          <table:table-cell office:value-type="float" office:value="2580.5">
            <text:p>2580.5</text:p>
          </table:table-cell>
          <table:table-cell office:value-type="float" office:value="742.83">
            <text:p>742.83</text:p>
          </table:table-cell>
          <table:table-cell office:value-type="float" office:value="2031.1">
            <text:p>2031.1</text:p>
          </table:table-cell>
          <table:table-cell office:value-type="float" office:value="2773.9">
            <text:p>2773.9</text:p>
          </table:table-cell>
          <table:table-cell office:value-type="float" office:value="2.0946">
            <text:p>2.0946</text:p>
          </table:table-cell>
          <table:table-cell office:value-type="float" office:value="6.6226">
            <text:p>6.622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9.9">
            <text:p>179.9</text:p>
          </table:table-cell>
          <table:table-cell office:value-type="float" office:value="1.1273">
            <text:p>1.1273</text:p>
          </table:table-cell>
          <table:table-cell office:value-type="float" office:value="0.1944">
            <text:p>0.1944</text:p>
          </table:table-cell>
          <table:table-cell office:value-type="float" office:value="761.68">
            <text:p>761.68</text:p>
          </table:table-cell>
          <table:table-cell office:value-type="float" office:value="2583.6">
            <text:p>2583.6</text:p>
          </table:table-cell>
          <table:table-cell office:value-type="float" office:value="762.81">
            <text:p>762.81</text:p>
          </table:table-cell>
          <table:table-cell office:value-type="float" office:value="2015.3">
            <text:p>2015.3</text:p>
          </table:table-cell>
          <table:table-cell office:value-type="float" office:value="2778.1">
            <text:p>2778.1</text:p>
          </table:table-cell>
          <table:table-cell office:value-type="float" office:value="2.1387">
            <text:p>2.1387</text:p>
          </table:table-cell>
          <table:table-cell office:value-type="float" office:value="6.5863">
            <text:p>6.586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8.3">
            <text:p>198.3</text:p>
          </table:table-cell>
          <table:table-cell office:value-type="float" office:value="1.1539">
            <text:p>1.1539</text:p>
          </table:table-cell>
          <table:table-cell office:value-type="float" office:value="0.1318">
            <text:p>0.1318</text:p>
          </table:table-cell>
          <table:table-cell office:value-type="float" office:value="843.16">
            <text:p>843.16</text:p>
          </table:table-cell>
          <table:table-cell office:value-type="float" office:value="2594.5">
            <text:p>2594.5</text:p>
          </table:table-cell>
          <table:table-cell office:value-type="float" office:value="844.84">
            <text:p>844.84</text:p>
          </table:table-cell>
          <table:table-cell office:value-type="float" office:value="1947.3">
            <text:p>1947.3</text:p>
          </table:table-cell>
          <table:table-cell office:value-type="float" office:value="2792.2">
            <text:p>2792.2</text:p>
          </table:table-cell>
          <table:table-cell office:value-type="float" office:value="2.315">
            <text:p>2.315</text:p>
          </table:table-cell>
          <table:table-cell office:value-type="float" office:value="6.4448">
            <text:p>6.444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12.4">
            <text:p>212.4</text:p>
          </table:table-cell>
          <table:table-cell office:value-type="float" office:value="1.1767">
            <text:p>1.1767</text:p>
          </table:table-cell>
          <table:table-cell office:value-type="float" office:value="0.09963">
            <text:p>0.09963</text:p>
          </table:table-cell>
          <table:table-cell office:value-type="float" office:value="906.44">
            <text:p>906.44</text:p>
          </table:table-cell>
          <table:table-cell office:value-type="float" office:value="2600.3">
            <text:p>2600.3</text:p>
          </table:table-cell>
          <table:table-cell office:value-type="float" office:value="908.79">
            <text:p>908.79</text:p>
          </table:table-cell>
          <table:table-cell office:value-type="float" office:value="1890.7">
            <text:p>1890.7</text:p>
          </table:table-cell>
          <table:table-cell office:value-type="float" office:value="2799.5">
            <text:p>2799.5</text:p>
          </table:table-cell>
          <table:table-cell office:value-type="float" office:value="2.4474">
            <text:p>2.4474</text:p>
          </table:table-cell>
          <table:table-cell office:value-type="float" office:value="6.3409">
            <text:p>6.3409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24">
            <text:p>224</text:p>
          </table:table-cell>
          <table:table-cell office:value-type="float" office:value="1.1973">
            <text:p>1.1973</text:p>
          </table:table-cell>
          <table:table-cell office:value-type="float" office:value="0.07998">
            <text:p>0.07998</text:p>
          </table:table-cell>
          <table:table-cell office:value-type="float" office:value="959.11">
            <text:p>959.11</text:p>
          </table:table-cell>
          <table:table-cell office:value-type="float" office:value="2603.1">
            <text:p>2603.1</text:p>
          </table:table-cell>
          <table:table-cell office:value-type="float" office:value="962.11">
            <text:p>962.11</text:p>
          </table:table-cell>
          <table:table-cell office:value-type="float" office:value="1841">
            <text:p>1841</text:p>
          </table:table-cell>
          <table:table-cell office:value-type="float" office:value="2803.1">
            <text:p>2803.1</text:p>
          </table:table-cell>
          <table:table-cell office:value-type="float" office:value="2.5547">
            <text:p>2.5547</text:p>
          </table:table-cell>
          <table:table-cell office:value-type="float" office:value="6.2575">
            <text:p>6.257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33.9">
            <text:p>233.9</text:p>
          </table:table-cell>
          <table:table-cell office:value-type="float" office:value="1.2165">
            <text:p>1.2165</text:p>
          </table:table-cell>
          <table:table-cell office:value-type="float" office:value="0.06668">
            <text:p>0.06668</text:p>
          </table:table-cell>
          <table:table-cell office:value-type="float" office:value="1004.8">
            <text:p>1004.8</text:p>
          </table:table-cell>
          <table:table-cell office:value-type="float" office:value="2604.1">
            <text:p>2604.1</text:p>
          </table:table-cell>
          <table:table-cell office:value-type="float" office:value="1008.4">
            <text:p>1008.4</text:p>
          </table:table-cell>
          <table:table-cell office:value-type="float" office:value="1795.7">
            <text:p>1795.7</text:p>
          </table:table-cell>
          <table:table-cell office:value-type="float" office:value="2804.2">
            <text:p>2804.2</text:p>
          </table:table-cell>
          <table:table-cell office:value-type="float" office:value="2.6457">
            <text:p>2.6457</text:p>
          </table:table-cell>
          <table:table-cell office:value-type="float" office:value="6.1869">
            <text:p>6.1869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42.6">
            <text:p>242.6</text:p>
          </table:table-cell>
          <table:table-cell office:value-type="float" office:value="1.2347">
            <text:p>1.2347</text:p>
          </table:table-cell>
          <table:table-cell office:value-type="float" office:value="0.05707">
            <text:p>0.05707</text:p>
          </table:table-cell>
          <table:table-cell office:value-type="float" office:value="1045.4">
            <text:p>1045.4</text:p>
          </table:table-cell>
          <table:table-cell office:value-type="float" office:value="2603.7">
            <text:p>2603.7</text:p>
          </table:table-cell>
          <table:table-cell office:value-type="float" office:value="1049.8">
            <text:p>1049.8</text:p>
          </table:table-cell>
          <table:table-cell office:value-type="float" office:value="1753.7">
            <text:p>1753.7</text:p>
          </table:table-cell>
          <table:table-cell office:value-type="float" office:value="2803.4">
            <text:p>2803.4</text:p>
          </table:table-cell>
          <table:table-cell office:value-type="float" office:value="2.7253">
            <text:p>2.7253</text:p>
          </table:table-cell>
          <table:table-cell office:value-type="float" office:value="6.1253">
            <text:p>6.125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50.4">
            <text:p>250.4</text:p>
          </table:table-cell>
          <table:table-cell office:value-type="float" office:value="1.2522">
            <text:p>1.2522</text:p>
          </table:table-cell>
          <table:table-cell office:value-type="float" office:value="0.04978">
            <text:p>0.04978</text:p>
          </table:table-cell>
          <table:table-cell office:value-type="float" office:value="1082.3">
            <text:p>1082.3</text:p>
          </table:table-cell>
          <table:table-cell office:value-type="float" office:value="2602.3">
            <text:p>2602.3</text:p>
          </table:table-cell>
          <table:table-cell office:value-type="float" office:value="1087.3">
            <text:p>1087.3</text:p>
          </table:table-cell>
          <table:table-cell office:value-type="float" office:value="1714.1">
            <text:p>1714.1</text:p>
          </table:table-cell>
          <table:table-cell office:value-type="float" office:value="2801.4">
            <text:p>2801.4</text:p>
          </table:table-cell>
          <table:table-cell office:value-type="float" office:value="2.7964">
            <text:p>2.7964</text:p>
          </table:table-cell>
          <table:table-cell office:value-type="float" office:value="6.0701">
            <text:p>6.070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57.5">
            <text:p>257.5</text:p>
          </table:table-cell>
          <table:table-cell office:value-type="float" office:value="1.2692">
            <text:p>1.2692</text:p>
          </table:table-cell>
          <table:table-cell office:value-type="float" office:value="0.04406">
            <text:p>0.04406</text:p>
          </table:table-cell>
          <table:table-cell office:value-type="float" office:value="1116.2">
            <text:p>1116.2</text:p>
          </table:table-cell>
          <table:table-cell office:value-type="float" office:value="2600.1">
            <text:p>2600.1</text:p>
          </table:table-cell>
          <table:table-cell office:value-type="float" office:value="1121.9">
            <text:p>1121.9</text:p>
          </table:table-cell>
          <table:table-cell office:value-type="float" office:value="1676.4">
            <text:p>1676.4</text:p>
          </table:table-cell>
          <table:table-cell office:value-type="float" office:value="2798.3">
            <text:p>2798.3</text:p>
          </table:table-cell>
          <table:table-cell office:value-type="float" office:value="2.861">
            <text:p>2.861</text:p>
          </table:table-cell>
          <table:table-cell office:value-type="float" office:value="6.0199">
            <text:p>6.0199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64">
            <text:p>264</text:p>
          </table:table-cell>
          <table:table-cell office:value-type="float" office:value="1.2859">
            <text:p>1.2859</text:p>
          </table:table-cell>
          <table:table-cell office:value-type="float" office:value="0.03944">
            <text:p>0.03944</text:p>
          </table:table-cell>
          <table:table-cell office:value-type="float" office:value="1147.8">
            <text:p>1147.8</text:p>
          </table:table-cell>
          <table:table-cell office:value-type="float" office:value="2597.1">
            <text:p>2597.1</text:p>
          </table:table-cell>
          <table:table-cell office:value-type="float" office:value="1154.2">
            <text:p>1154.2</text:p>
          </table:table-cell>
          <table:table-cell office:value-type="float" office:value="1640.1">
            <text:p>1640.1</text:p>
          </table:table-cell>
          <table:table-cell office:value-type="float" office:value="2794.3">
            <text:p>2794.3</text:p>
          </table:table-cell>
          <table:table-cell office:value-type="float" office:value="2.9202">
            <text:p>2.9202</text:p>
          </table:table-cell>
          <table:table-cell office:value-type="float" office:value="5.9734">
            <text:p>5.973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75.6">
            <text:p>275.6</text:p>
          </table:table-cell>
          <table:table-cell office:value-type="float" office:value="1.3187">
            <text:p>1.3187</text:p>
          </table:table-cell>
          <table:table-cell office:value-type="float" office:value="0.03244">
            <text:p>0.03244</text:p>
          </table:table-cell>
          <table:table-cell office:value-type="float" office:value="1205.4">
            <text:p>1205.4</text:p>
          </table:table-cell>
          <table:table-cell office:value-type="float" office:value="2589.7">
            <text:p>2589.7</text:p>
          </table:table-cell>
          <table:table-cell office:value-type="float" office:value="1213.4">
            <text:p>1213.4</text:p>
          </table:table-cell>
          <table:table-cell office:value-type="float" office:value="1571">
            <text:p>1571</text:p>
          </table:table-cell>
          <table:table-cell office:value-type="float" office:value="2784.3">
            <text:p>2784.3</text:p>
          </table:table-cell>
          <table:table-cell office:value-type="float" office:value="3.0267">
            <text:p>3.0267</text:p>
          </table:table-cell>
          <table:table-cell office:value-type="float" office:value="5.8892">
            <text:p>5.8892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85.9">
            <text:p>285.9</text:p>
          </table:table-cell>
          <table:table-cell office:value-type="float" office:value="1.3513">
            <text:p>1.3513</text:p>
          </table:table-cell>
          <table:table-cell office:value-type="float" office:value="0.02737">
            <text:p>0.02737</text:p>
          </table:table-cell>
          <table:table-cell office:value-type="float" office:value="1275.6">
            <text:p>1275.6</text:p>
          </table:table-cell>
          <table:table-cell office:value-type="float" office:value="2580.5">
            <text:p>2580.5</text:p>
          </table:table-cell>
          <table:table-cell office:value-type="float" office:value="1267">
            <text:p>1267</text:p>
          </table:table-cell>
          <table:table-cell office:value-type="float" office:value="1505.1">
            <text:p>1505.1</text:p>
          </table:table-cell>
          <table:table-cell office:value-type="float" office:value="2772.1">
            <text:p>2772.1</text:p>
          </table:table-cell>
          <table:table-cell office:value-type="float" office:value="3.1211">
            <text:p>3.1211</text:p>
          </table:table-cell>
          <table:table-cell office:value-type="float" office:value="5.8133">
            <text:p>5.8133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95.1">
            <text:p>295.1</text:p>
          </table:table-cell>
          <table:table-cell office:value-type="float" office:value="1.3842">
            <text:p>1.3842</text:p>
          </table:table-cell>
          <table:table-cell office:value-type="float" office:value="0.02352">
            <text:p>0.02352</text:p>
          </table:table-cell>
          <table:table-cell office:value-type="float" office:value="1305.6">
            <text:p>1305.6</text:p>
          </table:table-cell>
          <table:table-cell office:value-type="float" office:value="2569.8">
            <text:p>2569.8</text:p>
          </table:table-cell>
          <table:table-cell office:value-type="float" office:value="1316.6">
            <text:p>1316.6</text:p>
          </table:table-cell>
          <table:table-cell office:value-type="float" office:value="1441.3">
            <text:p>1441.3</text:p>
          </table:table-cell>
          <table:table-cell office:value-type="float" office:value="2758">
            <text:p>2758</text:p>
          </table:table-cell>
          <table:table-cell office:value-type="float" office:value="3.2068">
            <text:p>3.2068</text:p>
          </table:table-cell>
          <table:table-cell office:value-type="float" office:value="5.7432">
            <text:p>5.743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303.4">
            <text:p>303.4</text:p>
          </table:table-cell>
          <table:table-cell office:value-type="float" office:value="1.4178">
            <text:p>1.4178</text:p>
          </table:table-cell>
          <table:table-cell office:value-type="float" office:value="0.02048">
            <text:p>0.02048</text:p>
          </table:table-cell>
          <table:table-cell office:value-type="float" office:value="1350.5">
            <text:p>1350.5</text:p>
          </table:table-cell>
          <table:table-cell office:value-type="float" office:value="2557.8">
            <text:p>2557.8</text:p>
          </table:table-cell>
          <table:table-cell office:value-type="float" office:value="1363.3">
            <text:p>1363.3</text:p>
          </table:table-cell>
          <table:table-cell office:value-type="float" office:value="1378.9">
            <text:p>1378.9</text:p>
          </table:table-cell>
          <table:table-cell office:value-type="float" office:value="2742.1">
            <text:p>2742.1</text:p>
          </table:table-cell>
          <table:table-cell office:value-type="float" office:value="3.2858">
            <text:p>3.2858</text:p>
          </table:table-cell>
          <table:table-cell office:value-type="float" office:value="5.6772">
            <text:p>5.6772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11.1">
            <text:p>311.1</text:p>
          </table:table-cell>
          <table:table-cell office:value-type="float" office:value="1.4524">
            <text:p>1.4524</text:p>
          </table:table-cell>
          <table:table-cell office:value-type="float" office:value="0.01803">
            <text:p>0.01803</text:p>
          </table:table-cell>
          <table:table-cell office:value-type="float" office:value="1393">
            <text:p>1393</text:p>
          </table:table-cell>
          <table:table-cell office:value-type="float" office:value="2544.4">
            <text:p>2544.4</text:p>
          </table:table-cell>
          <table:table-cell office:value-type="float" office:value="1407.6">
            <text:p>1407.6</text:p>
          </table:table-cell>
          <table:table-cell office:value-type="float" office:value="1317.1">
            <text:p>1317.1</text:p>
          </table:table-cell>
          <table:table-cell office:value-type="float" office:value="2724.7">
            <text:p>2724.7</text:p>
          </table:table-cell>
          <table:table-cell office:value-type="float" office:value="3.3596">
            <text:p>3.3596</text:p>
          </table:table-cell>
          <table:table-cell office:value-type="float" office:value="5.6141">
            <text:p>5.614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318.2">
            <text:p>318.2</text:p>
          </table:table-cell>
          <table:table-cell office:value-type="float" office:value="1.4886">
            <text:p>1.4886</text:p>
          </table:table-cell>
          <table:table-cell office:value-type="float" office:value="0.01599">
            <text:p>0.01599</text:p>
          </table:table-cell>
          <table:table-cell office:value-type="float" office:value="1433.7">
            <text:p>1433.7</text:p>
          </table:table-cell>
          <table:table-cell office:value-type="float" office:value="2529.8">
            <text:p>2529.8</text:p>
          </table:table-cell>
          <table:table-cell office:value-type="float" office:value="1450.1">
            <text:p>1450.1</text:p>
          </table:table-cell>
          <table:table-cell office:value-type="float" office:value="1255.5">
            <text:p>1255.5</text:p>
          </table:table-cell>
          <table:table-cell office:value-type="float" office:value="2705.6">
            <text:p>2705.6</text:p>
          </table:table-cell>
          <table:table-cell office:value-type="float" office:value="3.4295">
            <text:p>3.4295</text:p>
          </table:table-cell>
          <table:table-cell office:value-type="float" office:value="5.5527">
            <text:p>5.5527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24.8">
            <text:p>324.8</text:p>
          </table:table-cell>
          <table:table-cell office:value-type="float" office:value="1.5267">
            <text:p>1.5267</text:p>
          </table:table-cell>
          <table:table-cell office:value-type="float" office:value="0.01426">
            <text:p>0.01426</text:p>
          </table:table-cell>
          <table:table-cell office:value-type="float" office:value="1473">
            <text:p>1473</text:p>
          </table:table-cell>
          <table:table-cell office:value-type="float" office:value="2513.7">
            <text:p>2513.7</text:p>
          </table:table-cell>
          <table:table-cell office:value-type="float" office:value="1491.3">
            <text:p>1491.3</text:p>
          </table:table-cell>
          <table:table-cell office:value-type="float" office:value="1193.6">
            <text:p>1193.6</text:p>
          </table:table-cell>
          <table:table-cell office:value-type="float" office:value="2684.9">
            <text:p>2684.9</text:p>
          </table:table-cell>
          <table:table-cell office:value-type="float" office:value="3.4962">
            <text:p>3.4962</text:p>
          </table:table-cell>
          <table:table-cell office:value-type="float" office:value="5.4924">
            <text:p>5.492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30.9">
            <text:p>330.9</text:p>
          </table:table-cell>
          <table:table-cell office:value-type="float" office:value="1.5671">
            <text:p>1.5671</text:p>
          </table:table-cell>
          <table:table-cell office:value-type="float" office:value="0.01278">
            <text:p>0.01278</text:p>
          </table:table-cell>
          <table:table-cell office:value-type="float" office:value="1511.1">
            <text:p>1511.1</text:p>
          </table:table-cell>
          <table:table-cell office:value-type="float" office:value="2496.1">
            <text:p>2496.1</text:p>
          </table:table-cell>
          <table:table-cell office:value-type="float" office:value="1531.5">
            <text:p>1531.5</text:p>
          </table:table-cell>
          <table:table-cell office:value-type="float" office:value="1130.7">
            <text:p>1130.7</text:p>
          </table:table-cell>
          <table:table-cell office:value-type="float" office:value="2662.2">
            <text:p>2662.2</text:p>
          </table:table-cell>
          <table:table-cell office:value-type="float" office:value="3.5606">
            <text:p>3.5606</text:p>
          </table:table-cell>
          <table:table-cell office:value-type="float" office:value="5.4323">
            <text:p>5.4323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336.8">
            <text:p>336.8</text:p>
          </table:table-cell>
          <table:table-cell office:value-type="float" office:value="1.6107">
            <text:p>1.6107</text:p>
          </table:table-cell>
          <table:table-cell office:value-type="float" office:value="0.01149">
            <text:p>0.01149</text:p>
          </table:table-cell>
          <table:table-cell office:value-type="float" office:value="1548.6">
            <text:p>1548.6</text:p>
          </table:table-cell>
          <table:table-cell office:value-type="float" office:value="2476.8">
            <text:p>2476.8</text:p>
          </table:table-cell>
          <table:table-cell office:value-type="float" office:value="1571.1">
            <text:p>1571.1</text:p>
          </table:table-cell>
          <table:table-cell office:value-type="float" office:value="1066.5">
            <text:p>1066.5</text:p>
          </table:table-cell>
          <table:table-cell office:value-type="float" office:value="2637.6">
            <text:p>2637.6</text:p>
          </table:table-cell>
          <table:table-cell office:value-type="float" office:value="3.6232">
            <text:p>3.6232</text:p>
          </table:table-cell>
          <table:table-cell office:value-type="float" office:value="5.3717">
            <text:p>5.3717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342.2">
            <text:p>342.2</text:p>
          </table:table-cell>
          <table:table-cell office:value-type="float" office:value="1.6581">
            <text:p>1.6581</text:p>
          </table:table-cell>
          <table:table-cell office:value-type="float" office:value="0.01034">
            <text:p>0.01034</text:p>
          </table:table-cell>
          <table:table-cell office:value-type="float" office:value="1585.6">
            <text:p>1585.6</text:p>
          </table:table-cell>
          <table:table-cell office:value-type="float" office:value="2455.5">
            <text:p>2455.5</text:p>
          </table:table-cell>
          <table:table-cell office:value-type="float" office:value="1610.5">
            <text:p>1610.5</text:p>
          </table:table-cell>
          <table:table-cell office:value-type="float" office:value="1000">
            <text:p>1000</text:p>
          </table:table-cell>
          <table:table-cell office:value-type="float" office:value="2610.5">
            <text:p>2610.5</text:p>
          </table:table-cell>
          <table:table-cell office:value-type="float" office:value="3.6848">
            <text:p>3.6848</text:p>
          </table:table-cell>
          <table:table-cell office:value-type="float" office:value="5.3098">
            <text:p>5.3098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347.4">
            <text:p>347.4</text:p>
          </table:table-cell>
          <table:table-cell office:value-type="float" office:value="1.7107">
            <text:p>1.7107</text:p>
          </table:table-cell>
          <table:table-cell office:value-type="float" office:value="0.009306">
            <text:p>0.009306</text:p>
          </table:table-cell>
          <table:table-cell office:value-type="float" office:value="1622.7">
            <text:p>1622.7</text:p>
          </table:table-cell>
          <table:table-cell office:value-type="float" office:value="2431.7">
            <text:p>2431.7</text:p>
          </table:table-cell>
          <table:table-cell office:value-type="float" office:value="1650.1">
            <text:p>1650.1</text:p>
          </table:table-cell>
          <table:table-cell office:value-type="float" office:value="930.6">
            <text:p>930.6</text:p>
          </table:table-cell>
          <table:table-cell office:value-type="float" office:value="2580.6">
            <text:p>2580.6</text:p>
          </table:table-cell>
          <table:table-cell office:value-type="float" office:value="3.7461">
            <text:p>3.7461</text:p>
          </table:table-cell>
          <table:table-cell office:value-type="float" office:value="5.2455">
            <text:p>5.2455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352.4">
            <text:p>352.4</text:p>
          </table:table-cell>
          <table:table-cell office:value-type="float" office:value="1.7702">
            <text:p>1.7702</text:p>
          </table:table-cell>
          <table:table-cell office:value-type="float" office:value="0.008364">
            <text:p>0.008364</text:p>
          </table:table-cell>
          <table:table-cell office:value-type="float" office:value="1660.2">
            <text:p>1660.2</text:p>
          </table:table-cell>
          <table:table-cell office:value-type="float" office:value="2405">
            <text:p>2405</text:p>
          </table:table-cell>
          <table:table-cell office:value-type="float" office:value="1690.3">
            <text:p>1690.3</text:p>
          </table:table-cell>
          <table:table-cell office:value-type="float" office:value="856.9">
            <text:p>856.9</text:p>
          </table:table-cell>
          <table:table-cell office:value-type="float" office:value="2547.2">
            <text:p>2547.2</text:p>
          </table:table-cell>
          <table:table-cell office:value-type="float" office:value="3.8079">
            <text:p>3.8079</text:p>
          </table:table-cell>
          <table:table-cell office:value-type="float" office:value="5.1777">
            <text:p>5.1777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357.1">
            <text:p>357.1</text:p>
          </table:table-cell>
          <table:table-cell office:value-type="float" office:value="1.8397">
            <text:p>1.8397</text:p>
          </table:table-cell>
          <table:table-cell office:value-type="float" office:value="0.007489">
            <text:p>0.007489</text:p>
          </table:table-cell>
          <table:table-cell office:value-type="float" office:value="1698.9">
            <text:p>1698.9</text:p>
          </table:table-cell>
          <table:table-cell office:value-type="float" office:value="2374.3">
            <text:p>2374.3</text:p>
          </table:table-cell>
          <table:table-cell office:value-type="float" office:value="1732">
            <text:p>1732</text:p>
          </table:table-cell>
          <table:table-cell office:value-type="float" office:value="777.1">
            <text:p>777.1</text:p>
          </table:table-cell>
          <table:table-cell office:value-type="float" office:value="2509.1">
            <text:p>2509.1</text:p>
          </table:table-cell>
          <table:table-cell office:value-type="float" office:value="3.8715">
            <text:p>3.8715</text:p>
          </table:table-cell>
          <table:table-cell office:value-type="float" office:value="5.1044">
            <text:p>5.1044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361.5">
            <text:p>361.5</text:p>
          </table:table-cell>
          <table:table-cell office:value-type="float" office:value="1.9243">
            <text:p>1.9243</text:p>
          </table:table-cell>
          <table:table-cell office:value-type="float" office:value="0.006657">
            <text:p>0.006657</text:p>
          </table:table-cell>
          <table:table-cell office:value-type="float" office:value="1739.9">
            <text:p>1739.9</text:p>
          </table:table-cell>
          <table:table-cell office:value-type="float" office:value="2338.1">
            <text:p>2338.1</text:p>
          </table:table-cell>
          <table:table-cell office:value-type="float" office:value="1776.5">
            <text:p>1776.5</text:p>
          </table:table-cell>
          <table:table-cell office:value-type="float" office:value="688">
            <text:p>688</text:p>
          </table:table-cell>
          <table:table-cell office:value-type="float" office:value="2464.5">
            <text:p>2464.5</text:p>
          </table:table-cell>
          <table:table-cell office:value-type="float" office:value="3.9388">
            <text:p>3.9388</text:p>
          </table:table-cell>
          <table:table-cell office:value-type="float" office:value="5.0228">
            <text:p>5.022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65.8">
            <text:p>365.8</text:p>
          </table:table-cell>
          <table:table-cell office:value-type="float" office:value="2.036">
            <text:p>2.036</text:p>
          </table:table-cell>
          <table:table-cell office:value-type="float" office:value="0.005834">
            <text:p>0.005834</text:p>
          </table:table-cell>
          <table:table-cell office:value-type="float" office:value="1785.6">
            <text:p>1785.6</text:p>
          </table:table-cell>
          <table:table-cell office:value-type="float" office:value="2293">
            <text:p>2293</text:p>
          </table:table-cell>
          <table:table-cell office:value-type="float" office:value="1826.3">
            <text:p>1826.3</text:p>
          </table:table-cell>
          <table:table-cell office:value-type="float" office:value="583.4">
            <text:p>583.4</text:p>
          </table:table-cell>
          <table:table-cell office:value-type="float" office:value="2409.7">
            <text:p>2409.7</text:p>
          </table:table-cell>
          <table:table-cell office:value-type="float" office:value="4.0139">
            <text:p>4.0139</text:p>
          </table:table-cell>
          <table:table-cell office:value-type="float" office:value="4.9269">
            <text:p>4.9269</text:p>
          </table:table-cell>
        </table:table-row>
        <table:table-row table:style-name="ro1">
          <table:table-cell office:value-type="float" office:value="220.9">
            <text:p>220.9</text:p>
          </table:table-cell>
          <table:table-cell office:value-type="float" office:value="374.1">
            <text:p>374.1</text:p>
          </table:table-cell>
          <table:table-cell office:value-type="float" office:value="3.155">
            <text:p>3.155</text:p>
          </table:table-cell>
          <table:table-cell office:value-type="float" office:value="0.003155">
            <text:p>0.003155</text:p>
          </table:table-cell>
          <table:table-cell table:number-columns-repeated="2" office:value-type="float" office:value="2029.6">
            <text:p>2029.6</text:p>
          </table:table-cell>
          <table:table-cell office:value-type="float" office:value="2099.3">
            <text:p>2099.3</text:p>
          </table:table-cell>
          <table:table-cell office:value-type="float" office:value="0">
            <text:p>0</text:p>
          </table:table-cell>
          <table:table-cell office:value-type="float" office:value="2099.3">
            <text:p>2099.3</text:p>
          </table:table-cell>
          <table:table-cell table:number-columns-repeated="2" office:value-type="float" office:value="4.4298">
            <text:p>4.42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10T15:54:43</dc:date>
    <meta:generator>LibreOffice/3.5$Linux_X86_64 LibreOffice_project/350m1$Build-2</meta:generator>
    <meta:editing-duration>PT1H6M34S</meta:editing-duration>
    <meta:editing-cycles>7</meta:editing-cycles>
    <meta:document-statistic meta:table-count="1" meta:cell-count="56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686cm" svg:height="14.461cm" xlink:href=".." xlink:type="simple" chart:class="chart:scatter" chart:style-name="ch1">
        <chart:title svg:x="9.058cm" svg:y="0.425cm" chart:style-name="ch2">
          <text:p>Temperature vs. Internal Energy</text:p>
        </chart:title>
        <chart:legend chart:legend-position="end" svg:x="20.624cm" svg:y="6.682cm" style:legend-expansion="high" chart:style-name="ch3"/>
        <chart:plot-area chart:style-name="ch4" table:cell-range-address="Sheet1.B1:Sheet1.B51 Sheet1.E1:Sheet1.E51 Sheet1.F1:Sheet1.F1" chart:data-source-has-labels="row" svg:x="1.504cm" svg:y="2.071cm" svg:width="18.134cm" svg:height="11.12cm">
          <chartooo:coordinate-region svg:x="2.311cm" svg:y="2.27cm" svg:width="16.955cm" svg:height="10.274cm"/>
          <chart:axis chart:dimension="x" chart:name="primary-x" chart:style-name="ch5">
            <chart:title svg:x="8.9cm" svg:y="13.48cm" chart:style-name="ch6">
              <text:p>Internal Energy (kJ/kg)</text:p>
            </chart:title>
          </chart:axis>
          <chart:axis chart:dimension="y" chart:name="primary-y" chart:style-name="ch5">
            <chart:title svg:x="0.451cm" svg:y="8.945cm" chart:style-name="ch7">
              <text:p>Temperature (°C)</text:p>
            </chart:title>
            <chart:grid chart:style-name="ch8" chart:class="major"/>
          </chart:axis>
          <chart:series chart:style-name="ch9" chart:values-cell-range-address="Sheet1.B2:Sheet1.B51" chart:label-cell-address="Sheet1.E1:Sheet1.E1" chart:class="chart:scatter">
            <chart:domain table:cell-range-address="Sheet1.E2:Sheet1.E51"/>
            <chart:data-point chart:repeated="50"/>
          </chart:series>
          <chart:series chart:style-name="ch10" chart:values-cell-range-address="Sheet1.B2:Sheet1.B51" chart:label-cell-address="Sheet1.F1:Sheet1.F1" chart:class="chart:scatter">
            <chart:domain table:cell-range-address="Sheet1.F2:Sheet1.F51"/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internal_energy_liquid</text:p>
                <draw:g>
                  <svg:desc>Sheet1.E1:Sheet1.E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internal_energy_gas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1.45">
                <text:p>121.45</text:p>
                <draw:g>
                  <svg:desc>Sheet1.E2:Sheet1.E51</svg:desc>
                </draw:g>
              </table:table-cell>
              <table:table-cell office:value-type="float" office:value="28.96">
                <text:p>28.96</text:p>
                <draw:g>
                  <svg:desc>Sheet1.B2:Sheet1.B51</svg:desc>
                </draw:g>
              </table:table-cell>
              <table:table-cell office:value-type="float" office:value="2415.2">
                <text:p>2415.2</text:p>
                <draw:g>
                  <svg:desc>Sheet1.F2:Sheet1.F51</svg:desc>
                </draw:g>
              </table:table-cell>
              <table:table-cell office:value-type="float" office:value="28.96">
                <text:p>28.96</text:p>
                <draw:g>
                  <svg:desc>Sheet1.B2:Sheet1.B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1.53">
                <text:p>151.53</text:p>
              </table:table-cell>
              <table:table-cell office:value-type="float" office:value="36.16">
                <text:p>36.16</text:p>
              </table:table-cell>
              <table:table-cell office:value-type="float" office:value="2425">
                <text:p>2425</text:p>
              </table:table-cell>
              <table:table-cell office:value-type="float" office:value="36.16">
                <text:p>36.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3.87">
                <text:p>173.87</text:p>
              </table:table-cell>
              <table:table-cell office:value-type="float" office:value="41.51">
                <text:p>41.51</text:p>
              </table:table-cell>
              <table:table-cell office:value-type="float" office:value="2432.2">
                <text:p>2432.2</text:p>
              </table:table-cell>
              <table:table-cell office:value-type="float" office:value="41.51">
                <text:p>41.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1.82">
                <text:p>191.82</text:p>
              </table:table-cell>
              <table:table-cell office:value-type="float" office:value="45.81">
                <text:p>45.81</text:p>
              </table:table-cell>
              <table:table-cell office:value-type="float" office:value="2437.9">
                <text:p>2437.9</text:p>
              </table:table-cell>
              <table:table-cell office:value-type="float" office:value="45.81">
                <text:p>45.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1.38">
                <text:p>251.38</text:p>
              </table:table-cell>
              <table:table-cell office:value-type="float" office:value="60.06">
                <text:p>60.06</text:p>
              </table:table-cell>
              <table:table-cell office:value-type="float" office:value="2456.7">
                <text:p>2456.7</text:p>
              </table:table-cell>
              <table:table-cell office:value-type="float" office:value="60.06">
                <text:p>60.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9.2">
                <text:p>289.2</text:p>
              </table:table-cell>
              <table:table-cell office:value-type="float" office:value="69.1">
                <text:p>69.1</text:p>
              </table:table-cell>
              <table:table-cell office:value-type="float" office:value="2468.4">
                <text:p>2468.4</text:p>
              </table:table-cell>
              <table:table-cell office:value-type="float" office:value="69.1">
                <text:p>69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7.53">
                <text:p>317.53</text:p>
              </table:table-cell>
              <table:table-cell office:value-type="float" office:value="75.87">
                <text:p>75.87</text:p>
              </table:table-cell>
              <table:table-cell office:value-type="float" office:value="2477">
                <text:p>2477</text:p>
              </table:table-cell>
              <table:table-cell office:value-type="float" office:value="75.87">
                <text:p>75.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0.44">
                <text:p>340.44</text:p>
              </table:table-cell>
              <table:table-cell office:value-type="float" office:value="81.33">
                <text:p>81.33</text:p>
              </table:table-cell>
              <table:table-cell office:value-type="float" office:value="2483.9">
                <text:p>2483.9</text:p>
              </table:table-cell>
              <table:table-cell office:value-type="float" office:value="81.33">
                <text:p>81.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9.79">
                <text:p>359.79</text:p>
              </table:table-cell>
              <table:table-cell office:value-type="float" office:value="85.94">
                <text:p>85.94</text:p>
              </table:table-cell>
              <table:table-cell office:value-type="float" office:value="2489.6">
                <text:p>2489.6</text:p>
              </table:table-cell>
              <table:table-cell office:value-type="float" office:value="85.94">
                <text:p>85.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6.63">
                <text:p>376.63</text:p>
              </table:table-cell>
              <table:table-cell office:value-type="float" office:value="89.95">
                <text:p>89.95</text:p>
              </table:table-cell>
              <table:table-cell office:value-type="float" office:value="2494.5">
                <text:p>2494.5</text:p>
              </table:table-cell>
              <table:table-cell office:value-type="float" office:value="89.95">
                <text:p>89.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1.58">
                <text:p>391.58</text:p>
              </table:table-cell>
              <table:table-cell office:value-type="float" office:value="93.5">
                <text:p>93.5</text:p>
              </table:table-cell>
              <table:table-cell office:value-type="float" office:value="2498.8">
                <text:p>2498.8</text:p>
              </table:table-cell>
              <table:table-cell office:value-type="float" office:value="93.5">
                <text:p>93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5.06">
                <text:p>405.06</text:p>
              </table:table-cell>
              <table:table-cell office:value-type="float" office:value="96.71">
                <text:p>96.71</text:p>
              </table:table-cell>
              <table:table-cell office:value-type="float" office:value="2502.6">
                <text:p>2502.6</text:p>
              </table:table-cell>
              <table:table-cell office:value-type="float" office:value="96.71">
                <text:p>96.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7.36">
                <text:p>417.36</text:p>
              </table:table-cell>
              <table:table-cell office:value-type="float" office:value="99.63">
                <text:p>99.63</text:p>
              </table:table-cell>
              <table:table-cell office:value-type="float" office:value="2506.1">
                <text:p>2506.1</text:p>
              </table:table-cell>
              <table:table-cell office:value-type="float" office:value="99.63">
                <text:p>99.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6.94">
                <text:p>466.94</text:p>
              </table:table-cell>
              <table:table-cell office:value-type="float" office:value="111.4">
                <text:p>111.4</text:p>
              </table:table-cell>
              <table:table-cell office:value-type="float" office:value="2519.7">
                <text:p>2519.7</text:p>
              </table:table-cell>
              <table:table-cell office:value-type="float" office:value="111.4">
                <text:p>111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4.49">
                <text:p>504.49</text:p>
              </table:table-cell>
              <table:table-cell office:value-type="float" office:value="120.2">
                <text:p>120.2</text:p>
              </table:table-cell>
              <table:table-cell office:value-type="float" office:value="2529.5">
                <text:p>2529.5</text:p>
              </table:table-cell>
              <table:table-cell office:value-type="float" office:value="120.2">
                <text:p>120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5.1">
                <text:p>535.1</text:p>
              </table:table-cell>
              <table:table-cell office:value-type="float" office:value="127.4">
                <text:p>127.4</text:p>
              </table:table-cell>
              <table:table-cell office:value-type="float" office:value="2537.2">
                <text:p>2537.2</text:p>
              </table:table-cell>
              <table:table-cell office:value-type="float" office:value="127.4">
                <text:p>127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61.15">
                <text:p>561.15</text:p>
              </table:table-cell>
              <table:table-cell office:value-type="float" office:value="133.6">
                <text:p>133.6</text:p>
              </table:table-cell>
              <table:table-cell office:value-type="float" office:value="2543.6">
                <text:p>2543.6</text:p>
              </table:table-cell>
              <table:table-cell office:value-type="float" office:value="133.6">
                <text:p>133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3.95">
                <text:p>583.95</text:p>
              </table:table-cell>
              <table:table-cell office:value-type="float" office:value="138.9">
                <text:p>138.9</text:p>
              </table:table-cell>
              <table:table-cell office:value-type="float" office:value="2546.9">
                <text:p>2546.9</text:p>
              </table:table-cell>
              <table:table-cell office:value-type="float" office:value="138.9">
                <text:p>138.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4.31">
                <text:p>604.31</text:p>
              </table:table-cell>
              <table:table-cell office:value-type="float" office:value="143.6">
                <text:p>143.6</text:p>
              </table:table-cell>
              <table:table-cell office:value-type="float" office:value="2553.6">
                <text:p>2553.6</text:p>
              </table:table-cell>
              <table:table-cell office:value-type="float" office:value="143.6">
                <text:p>143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2.25">
                <text:p>622.25</text:p>
              </table:table-cell>
              <table:table-cell office:value-type="float" office:value="147.9">
                <text:p>147.9</text:p>
              </table:table-cell>
              <table:table-cell office:value-type="float" office:value="2557.6">
                <text:p>2557.6</text:p>
              </table:table-cell>
              <table:table-cell office:value-type="float" office:value="147.9">
                <text:p>147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9.68">
                <text:p>639.68</text:p>
              </table:table-cell>
              <table:table-cell office:value-type="float" office:value="151.9">
                <text:p>151.9</text:p>
              </table:table-cell>
              <table:table-cell office:value-type="float" office:value="2561.2">
                <text:p>2561.2</text:p>
              </table:table-cell>
              <table:table-cell office:value-type="float" office:value="151.9">
                <text:p>151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9.9">
                <text:p>669.9</text:p>
              </table:table-cell>
              <table:table-cell office:value-type="float" office:value="158.9">
                <text:p>158.9</text:p>
              </table:table-cell>
              <table:table-cell office:value-type="float" office:value="2567.4">
                <text:p>2567.4</text:p>
              </table:table-cell>
              <table:table-cell office:value-type="float" office:value="158.9">
                <text:p>158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96.44">
                <text:p>696.44</text:p>
              </table:table-cell>
              <table:table-cell office:value-type="float" office:value="165">
                <text:p>165</text:p>
              </table:table-cell>
              <table:table-cell office:value-type="float" office:value="2572.5">
                <text:p>2572.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0.22">
                <text:p>720.22</text:p>
              </table:table-cell>
              <table:table-cell office:value-type="float" office:value="170.4">
                <text:p>170.4</text:p>
              </table:table-cell>
              <table:table-cell office:value-type="float" office:value="2576.8">
                <text:p>2576.8</text:p>
              </table:table-cell>
              <table:table-cell office:value-type="float" office:value="170.4">
                <text:p>170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41.83">
                <text:p>741.83</text:p>
              </table:table-cell>
              <table:table-cell office:value-type="float" office:value="175.4">
                <text:p>175.4</text:p>
              </table:table-cell>
              <table:table-cell office:value-type="float" office:value="2580.5">
                <text:p>2580.5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61.68">
                <text:p>761.68</text:p>
              </table:table-cell>
              <table:table-cell office:value-type="float" office:value="179.9">
                <text:p>179.9</text:p>
              </table:table-cell>
              <table:table-cell office:value-type="float" office:value="2583.6">
                <text:p>2583.6</text:p>
              </table:table-cell>
              <table:table-cell office:value-type="float" office:value="179.9">
                <text:p>179.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43.16">
                <text:p>843.16</text:p>
              </table:table-cell>
              <table:table-cell office:value-type="float" office:value="198.3">
                <text:p>198.3</text:p>
              </table:table-cell>
              <table:table-cell office:value-type="float" office:value="2594.5">
                <text:p>2594.5</text:p>
              </table:table-cell>
              <table:table-cell office:value-type="float" office:value="198.3">
                <text:p>198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06.44">
                <text:p>906.44</text:p>
              </table:table-cell>
              <table:table-cell office:value-type="float" office:value="212.4">
                <text:p>212.4</text:p>
              </table:table-cell>
              <table:table-cell office:value-type="float" office:value="2600.3">
                <text:p>2600.3</text:p>
              </table:table-cell>
              <table:table-cell office:value-type="float" office:value="212.4">
                <text:p>212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59.11">
                <text:p>959.11</text:p>
              </table:table-cell>
              <table:table-cell office:value-type="float" office:value="224">
                <text:p>224</text:p>
              </table:table-cell>
              <table:table-cell office:value-type="float" office:value="2603.1">
                <text:p>2603.1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04.8">
                <text:p>1004.8</text:p>
              </table:table-cell>
              <table:table-cell office:value-type="float" office:value="233.9">
                <text:p>233.9</text:p>
              </table:table-cell>
              <table:table-cell office:value-type="float" office:value="2604.1">
                <text:p>2604.1</text:p>
              </table:table-cell>
              <table:table-cell office:value-type="float" office:value="233.9">
                <text:p>233.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45.4">
                <text:p>1045.4</text:p>
              </table:table-cell>
              <table:table-cell office:value-type="float" office:value="242.6">
                <text:p>242.6</text:p>
              </table:table-cell>
              <table:table-cell office:value-type="float" office:value="2603.7">
                <text:p>2603.7</text:p>
              </table:table-cell>
              <table:table-cell office:value-type="float" office:value="242.6">
                <text:p>242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82.3">
                <text:p>1082.3</text:p>
              </table:table-cell>
              <table:table-cell office:value-type="float" office:value="250.4">
                <text:p>250.4</text:p>
              </table:table-cell>
              <table:table-cell office:value-type="float" office:value="2602.3">
                <text:p>2602.3</text:p>
              </table:table-cell>
              <table:table-cell office:value-type="float" office:value="250.4">
                <text:p>250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16.2">
                <text:p>1116.2</text:p>
              </table:table-cell>
              <table:table-cell office:value-type="float" office:value="257.5">
                <text:p>257.5</text:p>
              </table:table-cell>
              <table:table-cell office:value-type="float" office:value="2600.1">
                <text:p>2600.1</text:p>
              </table:table-cell>
              <table:table-cell office:value-type="float" office:value="257.5">
                <text:p>257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47.8">
                <text:p>1147.8</text:p>
              </table:table-cell>
              <table:table-cell office:value-type="float" office:value="264">
                <text:p>264</text:p>
              </table:table-cell>
              <table:table-cell office:value-type="float" office:value="2597.1">
                <text:p>2597.1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05.4">
                <text:p>1205.4</text:p>
              </table:table-cell>
              <table:table-cell office:value-type="float" office:value="275.6">
                <text:p>275.6</text:p>
              </table:table-cell>
              <table:table-cell office:value-type="float" office:value="2589.7">
                <text:p>2589.7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75.6">
                <text:p>1275.6</text:p>
              </table:table-cell>
              <table:table-cell office:value-type="float" office:value="285.9">
                <text:p>285.9</text:p>
              </table:table-cell>
              <table:table-cell office:value-type="float" office:value="2580.5">
                <text:p>2580.5</text:p>
              </table:table-cell>
              <table:table-cell office:value-type="float" office:value="285.9">
                <text:p>285.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05.6">
                <text:p>1305.6</text:p>
              </table:table-cell>
              <table:table-cell office:value-type="float" office:value="295.1">
                <text:p>295.1</text:p>
              </table:table-cell>
              <table:table-cell office:value-type="float" office:value="2569.8">
                <text:p>2569.8</text:p>
              </table:table-cell>
              <table:table-cell office:value-type="float" office:value="295.1">
                <text:p>295.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50.5">
                <text:p>1350.5</text:p>
              </table:table-cell>
              <table:table-cell office:value-type="float" office:value="303.4">
                <text:p>303.4</text:p>
              </table:table-cell>
              <table:table-cell office:value-type="float" office:value="2557.8">
                <text:p>2557.8</text:p>
              </table:table-cell>
              <table:table-cell office:value-type="float" office:value="303.4">
                <text:p>303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93">
                <text:p>1393</text:p>
              </table:table-cell>
              <table:table-cell office:value-type="float" office:value="311.1">
                <text:p>311.1</text:p>
              </table:table-cell>
              <table:table-cell office:value-type="float" office:value="2544.4">
                <text:p>2544.4</text:p>
              </table:table-cell>
              <table:table-cell office:value-type="float" office:value="311.1">
                <text:p>311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33.7">
                <text:p>1433.7</text:p>
              </table:table-cell>
              <table:table-cell office:value-type="float" office:value="318.2">
                <text:p>318.2</text:p>
              </table:table-cell>
              <table:table-cell office:value-type="float" office:value="2529.8">
                <text:p>2529.8</text:p>
              </table:table-cell>
              <table:table-cell office:value-type="float" office:value="318.2">
                <text:p>318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73">
                <text:p>1473</text:p>
              </table:table-cell>
              <table:table-cell office:value-type="float" office:value="324.8">
                <text:p>324.8</text:p>
              </table:table-cell>
              <table:table-cell office:value-type="float" office:value="2513.7">
                <text:p>2513.7</text:p>
              </table:table-cell>
              <table:table-cell office:value-type="float" office:value="324.8">
                <text:p>324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11.1">
                <text:p>1511.1</text:p>
              </table:table-cell>
              <table:table-cell office:value-type="float" office:value="330.9">
                <text:p>330.9</text:p>
              </table:table-cell>
              <table:table-cell office:value-type="float" office:value="2496.1">
                <text:p>2496.1</text:p>
              </table:table-cell>
              <table:table-cell office:value-type="float" office:value="330.9">
                <text:p>330.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48.6">
                <text:p>1548.6</text:p>
              </table:table-cell>
              <table:table-cell office:value-type="float" office:value="336.8">
                <text:p>336.8</text:p>
              </table:table-cell>
              <table:table-cell office:value-type="float" office:value="2476.8">
                <text:p>2476.8</text:p>
              </table:table-cell>
              <table:table-cell office:value-type="float" office:value="336.8">
                <text:p>336.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85.6">
                <text:p>1585.6</text:p>
              </table:table-cell>
              <table:table-cell office:value-type="float" office:value="342.2">
                <text:p>342.2</text:p>
              </table:table-cell>
              <table:table-cell office:value-type="float" office:value="2455.5">
                <text:p>2455.5</text:p>
              </table:table-cell>
              <table:table-cell office:value-type="float" office:value="342.2">
                <text:p>342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22.7">
                <text:p>1622.7</text:p>
              </table:table-cell>
              <table:table-cell office:value-type="float" office:value="347.4">
                <text:p>347.4</text:p>
              </table:table-cell>
              <table:table-cell office:value-type="float" office:value="2431.7">
                <text:p>2431.7</text:p>
              </table:table-cell>
              <table:table-cell office:value-type="float" office:value="347.4">
                <text:p>347.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60.2">
                <text:p>1660.2</text:p>
              </table:table-cell>
              <table:table-cell office:value-type="float" office:value="352.4">
                <text:p>352.4</text:p>
              </table:table-cell>
              <table:table-cell office:value-type="float" office:value="2405">
                <text:p>2405</text:p>
              </table:table-cell>
              <table:table-cell office:value-type="float" office:value="352.4">
                <text:p>352.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98.9">
                <text:p>1698.9</text:p>
              </table:table-cell>
              <table:table-cell office:value-type="float" office:value="357.1">
                <text:p>357.1</text:p>
              </table:table-cell>
              <table:table-cell office:value-type="float" office:value="2374.3">
                <text:p>2374.3</text:p>
              </table:table-cell>
              <table:table-cell office:value-type="float" office:value="357.1">
                <text:p>357.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39.9">
                <text:p>1739.9</text:p>
              </table:table-cell>
              <table:table-cell office:value-type="float" office:value="361.5">
                <text:p>361.5</text:p>
              </table:table-cell>
              <table:table-cell office:value-type="float" office:value="2338.1">
                <text:p>2338.1</text:p>
              </table:table-cell>
              <table:table-cell office:value-type="float" office:value="361.5">
                <text:p>361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85.6">
                <text:p>1785.6</text:p>
              </table:table-cell>
              <table:table-cell office:value-type="float" office:value="365.8">
                <text:p>365.8</text:p>
              </table:table-cell>
              <table:table-cell office:value-type="float" office:value="2293">
                <text:p>2293</text:p>
              </table:table-cell>
              <table:table-cell office:value-type="float" office:value="365.8">
                <text:p>365.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29.6">
                <text:p>2029.6</text:p>
              </table:table-cell>
              <table:table-cell office:value-type="float" office:value="374.1">
                <text:p>374.1</text:p>
              </table:table-cell>
              <table:table-cell office:value-type="float" office:value="2029.6">
                <text:p>2029.6</text:p>
              </table:table-cell>
              <table:table-cell office:value-type="float" office:value="374.1">
                <text:p>374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53cm" svg:height="14.224cm" xlink:href=".." xlink:type="simple" chart:class="chart:scatter" chart:style-name="ch1">
        <chart:title svg:x="8.129cm" svg:y="0.42cm" chart:style-name="ch2">
          <text:p>Temperature vs. Enthalpy</text:p>
        </chart:title>
        <chart:legend chart:legend-position="end" svg:x="18.5cm" svg:y="6.564cm" style:legend-expansion="high" chart:style-name="ch3"/>
        <chart:plot-area chart:style-name="ch4" table:cell-range-address="Sheet1.B1:Sheet1.B51 Sheet1.G1:Sheet1.G51 Sheet1.I1:Sheet1.I1" chart:data-source-has-labels="row" svg:x="1.441cm" svg:y="2.051cm" svg:width="16.199cm" svg:height="10.908cm">
          <chartooo:coordinate-region svg:x="2.248cm" svg:y="2.25cm" svg:width="15.02cm" svg:height="10.062cm"/>
          <chart:axis chart:dimension="x" chart:name="primary-x" chart:style-name="ch5">
            <chart:title svg:x="8.332cm" svg:y="13.243cm" chart:style-name="ch6">
              <text:p>Enthalpy (kJ/kg)</text:p>
            </chart:title>
          </chart:axis>
          <chart:axis chart:dimension="y" chart:name="primary-y" chart:style-name="ch5">
            <chart:title svg:x="0.451cm" svg:y="8.819cm" chart:style-name="ch7">
              <text:p>Temperature (°C)</text:p>
            </chart:title>
            <chart:grid chart:style-name="ch8" chart:class="major"/>
          </chart:axis>
          <chart:series chart:style-name="ch9" chart:values-cell-range-address="Sheet1.B2:Sheet1.B51" chart:label-cell-address="Sheet1.G1:Sheet1.G1" chart:class="chart:scatter">
            <chart:domain table:cell-range-address="Sheet1.G2:Sheet1.G51"/>
            <chart:data-point chart:repeated="50"/>
          </chart:series>
          <chart:series chart:style-name="ch10" chart:values-cell-range-address="Sheet1.B2:Sheet1.B51" chart:label-cell-address="Sheet1.I1:Sheet1.I1" chart:class="chart:scatter">
            <chart:domain table:cell-range-address="Sheet1.I2:Sheet1.I51"/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enthalpy_liquid</text:p>
                <draw:g>
                  <svg:desc>Sheet1.G1:Sheet1.G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enthalpy_gas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1.46">
                <text:p>121.46</text:p>
                <draw:g>
                  <svg:desc>Sheet1.G2:Sheet1.G51</svg:desc>
                </draw:g>
              </table:table-cell>
              <table:table-cell office:value-type="float" office:value="28.96">
                <text:p>28.96</text:p>
                <draw:g>
                  <svg:desc>Sheet1.B2:Sheet1.B51</svg:desc>
                </draw:g>
              </table:table-cell>
              <table:table-cell office:value-type="float" office:value="2554.4">
                <text:p>2554.4</text:p>
                <draw:g>
                  <svg:desc>Sheet1.I2:Sheet1.I51</svg:desc>
                </draw:g>
              </table:table-cell>
              <table:table-cell office:value-type="float" office:value="28.96">
                <text:p>28.96</text:p>
                <draw:g>
                  <svg:desc>Sheet1.B2:Sheet1.B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1.53">
                <text:p>151.53</text:p>
              </table:table-cell>
              <table:table-cell office:value-type="float" office:value="36.16">
                <text:p>36.16</text:p>
              </table:table-cell>
              <table:table-cell office:value-type="float" office:value="2567.4">
                <text:p>2567.4</text:p>
              </table:table-cell>
              <table:table-cell office:value-type="float" office:value="36.16">
                <text:p>36.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3.88">
                <text:p>173.88</text:p>
              </table:table-cell>
              <table:table-cell office:value-type="float" office:value="41.51">
                <text:p>41.51</text:p>
              </table:table-cell>
              <table:table-cell office:value-type="float" office:value="2577">
                <text:p>2577</text:p>
              </table:table-cell>
              <table:table-cell office:value-type="float" office:value="41.51">
                <text:p>41.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1.83">
                <text:p>191.83</text:p>
              </table:table-cell>
              <table:table-cell office:value-type="float" office:value="45.81">
                <text:p>45.81</text:p>
              </table:table-cell>
              <table:table-cell office:value-type="float" office:value="2584.7">
                <text:p>2584.7</text:p>
              </table:table-cell>
              <table:table-cell office:value-type="float" office:value="45.81">
                <text:p>45.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1.4">
                <text:p>251.4</text:p>
              </table:table-cell>
              <table:table-cell office:value-type="float" office:value="60.06">
                <text:p>60.06</text:p>
              </table:table-cell>
              <table:table-cell office:value-type="float" office:value="2609.7">
                <text:p>2609.7</text:p>
              </table:table-cell>
              <table:table-cell office:value-type="float" office:value="60.06">
                <text:p>60.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9.23">
                <text:p>289.23</text:p>
              </table:table-cell>
              <table:table-cell office:value-type="float" office:value="69.1">
                <text:p>69.1</text:p>
              </table:table-cell>
              <table:table-cell office:value-type="float" office:value="2625.3">
                <text:p>2625.3</text:p>
              </table:table-cell>
              <table:table-cell office:value-type="float" office:value="69.1">
                <text:p>69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7.58">
                <text:p>317.58</text:p>
              </table:table-cell>
              <table:table-cell office:value-type="float" office:value="75.87">
                <text:p>75.87</text:p>
              </table:table-cell>
              <table:table-cell office:value-type="float" office:value="2636.8">
                <text:p>2636.8</text:p>
              </table:table-cell>
              <table:table-cell office:value-type="float" office:value="75.87">
                <text:p>75.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0.49">
                <text:p>340.49</text:p>
              </table:table-cell>
              <table:table-cell office:value-type="float" office:value="81.33">
                <text:p>81.33</text:p>
              </table:table-cell>
              <table:table-cell office:value-type="float" office:value="2645.9">
                <text:p>2645.9</text:p>
              </table:table-cell>
              <table:table-cell office:value-type="float" office:value="81.33">
                <text:p>81.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9.86">
                <text:p>359.86</text:p>
              </table:table-cell>
              <table:table-cell office:value-type="float" office:value="85.94">
                <text:p>85.94</text:p>
              </table:table-cell>
              <table:table-cell office:value-type="float" office:value="2653.5">
                <text:p>2653.5</text:p>
              </table:table-cell>
              <table:table-cell office:value-type="float" office:value="85.94">
                <text:p>85.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6.7">
                <text:p>376.7</text:p>
              </table:table-cell>
              <table:table-cell office:value-type="float" office:value="89.95">
                <text:p>89.95</text:p>
              </table:table-cell>
              <table:table-cell office:value-type="float" office:value="2660">
                <text:p>2660</text:p>
              </table:table-cell>
              <table:table-cell office:value-type="float" office:value="89.95">
                <text:p>89.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1.66">
                <text:p>391.66</text:p>
              </table:table-cell>
              <table:table-cell office:value-type="float" office:value="93.5">
                <text:p>93.5</text:p>
              </table:table-cell>
              <table:table-cell office:value-type="float" office:value="2665.8">
                <text:p>2665.8</text:p>
              </table:table-cell>
              <table:table-cell office:value-type="float" office:value="93.5">
                <text:p>93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5.15">
                <text:p>405.15</text:p>
              </table:table-cell>
              <table:table-cell office:value-type="float" office:value="96.71">
                <text:p>96.71</text:p>
              </table:table-cell>
              <table:table-cell office:value-type="float" office:value="2670.9">
                <text:p>2670.9</text:p>
              </table:table-cell>
              <table:table-cell office:value-type="float" office:value="96.71">
                <text:p>96.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7.46">
                <text:p>417.46</text:p>
              </table:table-cell>
              <table:table-cell office:value-type="float" office:value="99.63">
                <text:p>99.63</text:p>
              </table:table-cell>
              <table:table-cell office:value-type="float" office:value="2675.5">
                <text:p>2675.5</text:p>
              </table:table-cell>
              <table:table-cell office:value-type="float" office:value="99.63">
                <text:p>99.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7.11">
                <text:p>467.11</text:p>
              </table:table-cell>
              <table:table-cell office:value-type="float" office:value="111.4">
                <text:p>111.4</text:p>
              </table:table-cell>
              <table:table-cell office:value-type="float" office:value="2693.6">
                <text:p>2693.6</text:p>
              </table:table-cell>
              <table:table-cell office:value-type="float" office:value="111.4">
                <text:p>111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4.7">
                <text:p>504.7</text:p>
              </table:table-cell>
              <table:table-cell office:value-type="float" office:value="120.2">
                <text:p>120.2</text:p>
              </table:table-cell>
              <table:table-cell office:value-type="float" office:value="2706.7">
                <text:p>2706.7</text:p>
              </table:table-cell>
              <table:table-cell office:value-type="float" office:value="120.2">
                <text:p>120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5.37">
                <text:p>535.37</text:p>
              </table:table-cell>
              <table:table-cell office:value-type="float" office:value="127.4">
                <text:p>127.4</text:p>
              </table:table-cell>
              <table:table-cell office:value-type="float" office:value="2716.9">
                <text:p>2716.9</text:p>
              </table:table-cell>
              <table:table-cell office:value-type="float" office:value="127.4">
                <text:p>127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61.47">
                <text:p>561.47</text:p>
              </table:table-cell>
              <table:table-cell office:value-type="float" office:value="133.6">
                <text:p>133.6</text:p>
              </table:table-cell>
              <table:table-cell office:value-type="float" office:value="2725.3">
                <text:p>2725.3</text:p>
              </table:table-cell>
              <table:table-cell office:value-type="float" office:value="133.6">
                <text:p>133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4.33">
                <text:p>584.33</text:p>
              </table:table-cell>
              <table:table-cell office:value-type="float" office:value="138.9">
                <text:p>138.9</text:p>
              </table:table-cell>
              <table:table-cell office:value-type="float" office:value="2732.4">
                <text:p>2732.4</text:p>
              </table:table-cell>
              <table:table-cell office:value-type="float" office:value="138.9">
                <text:p>138.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4.74">
                <text:p>604.74</text:p>
              </table:table-cell>
              <table:table-cell office:value-type="float" office:value="143.6">
                <text:p>143.6</text:p>
              </table:table-cell>
              <table:table-cell office:value-type="float" office:value="2738.6">
                <text:p>2738.6</text:p>
              </table:table-cell>
              <table:table-cell office:value-type="float" office:value="143.6">
                <text:p>143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3.25">
                <text:p>623.25</text:p>
              </table:table-cell>
              <table:table-cell office:value-type="float" office:value="147.9">
                <text:p>147.9</text:p>
              </table:table-cell>
              <table:table-cell office:value-type="float" office:value="2743.9">
                <text:p>2743.9</text:p>
              </table:table-cell>
              <table:table-cell office:value-type="float" office:value="147.9">
                <text:p>147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40.23">
                <text:p>640.23</text:p>
              </table:table-cell>
              <table:table-cell office:value-type="float" office:value="151.9">
                <text:p>151.9</text:p>
              </table:table-cell>
              <table:table-cell office:value-type="float" office:value="2748.7">
                <text:p>2748.7</text:p>
              </table:table-cell>
              <table:table-cell office:value-type="float" office:value="151.9">
                <text:p>151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70.56">
                <text:p>670.56</text:p>
              </table:table-cell>
              <table:table-cell office:value-type="float" office:value="158.9">
                <text:p>158.9</text:p>
              </table:table-cell>
              <table:table-cell office:value-type="float" office:value="2756.8">
                <text:p>2756.8</text:p>
              </table:table-cell>
              <table:table-cell office:value-type="float" office:value="158.9">
                <text:p>158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97.22">
                <text:p>697.22</text:p>
              </table:table-cell>
              <table:table-cell office:value-type="float" office:value="165">
                <text:p>165</text:p>
              </table:table-cell>
              <table:table-cell office:value-type="float" office:value="2763.5">
                <text:p>2763.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1.11">
                <text:p>721.11</text:p>
              </table:table-cell>
              <table:table-cell office:value-type="float" office:value="170.4">
                <text:p>170.4</text:p>
              </table:table-cell>
              <table:table-cell office:value-type="float" office:value="2769.1">
                <text:p>2769.1</text:p>
              </table:table-cell>
              <table:table-cell office:value-type="float" office:value="170.4">
                <text:p>170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42.83">
                <text:p>742.83</text:p>
              </table:table-cell>
              <table:table-cell office:value-type="float" office:value="175.4">
                <text:p>175.4</text:p>
              </table:table-cell>
              <table:table-cell office:value-type="float" office:value="2773.9">
                <text:p>2773.9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62.81">
                <text:p>762.81</text:p>
              </table:table-cell>
              <table:table-cell office:value-type="float" office:value="179.9">
                <text:p>179.9</text:p>
              </table:table-cell>
              <table:table-cell office:value-type="float" office:value="2778.1">
                <text:p>2778.1</text:p>
              </table:table-cell>
              <table:table-cell office:value-type="float" office:value="179.9">
                <text:p>179.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44.84">
                <text:p>844.84</text:p>
              </table:table-cell>
              <table:table-cell office:value-type="float" office:value="198.3">
                <text:p>198.3</text:p>
              </table:table-cell>
              <table:table-cell office:value-type="float" office:value="2792.2">
                <text:p>2792.2</text:p>
              </table:table-cell>
              <table:table-cell office:value-type="float" office:value="198.3">
                <text:p>198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08.79">
                <text:p>908.79</text:p>
              </table:table-cell>
              <table:table-cell office:value-type="float" office:value="212.4">
                <text:p>212.4</text:p>
              </table:table-cell>
              <table:table-cell office:value-type="float" office:value="2799.5">
                <text:p>2799.5</text:p>
              </table:table-cell>
              <table:table-cell office:value-type="float" office:value="212.4">
                <text:p>212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62.11">
                <text:p>962.11</text:p>
              </table:table-cell>
              <table:table-cell office:value-type="float" office:value="224">
                <text:p>224</text:p>
              </table:table-cell>
              <table:table-cell office:value-type="float" office:value="2803.1">
                <text:p>2803.1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08.4">
                <text:p>1008.4</text:p>
              </table:table-cell>
              <table:table-cell office:value-type="float" office:value="233.9">
                <text:p>233.9</text:p>
              </table:table-cell>
              <table:table-cell office:value-type="float" office:value="2804.2">
                <text:p>2804.2</text:p>
              </table:table-cell>
              <table:table-cell office:value-type="float" office:value="233.9">
                <text:p>233.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49.8">
                <text:p>1049.8</text:p>
              </table:table-cell>
              <table:table-cell office:value-type="float" office:value="242.6">
                <text:p>242.6</text:p>
              </table:table-cell>
              <table:table-cell office:value-type="float" office:value="2803.4">
                <text:p>2803.4</text:p>
              </table:table-cell>
              <table:table-cell office:value-type="float" office:value="242.6">
                <text:p>242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87.3">
                <text:p>1087.3</text:p>
              </table:table-cell>
              <table:table-cell office:value-type="float" office:value="250.4">
                <text:p>250.4</text:p>
              </table:table-cell>
              <table:table-cell office:value-type="float" office:value="2801.4">
                <text:p>2801.4</text:p>
              </table:table-cell>
              <table:table-cell office:value-type="float" office:value="250.4">
                <text:p>250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21.9">
                <text:p>1121.9</text:p>
              </table:table-cell>
              <table:table-cell office:value-type="float" office:value="257.5">
                <text:p>257.5</text:p>
              </table:table-cell>
              <table:table-cell office:value-type="float" office:value="2798.3">
                <text:p>2798.3</text:p>
              </table:table-cell>
              <table:table-cell office:value-type="float" office:value="257.5">
                <text:p>257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54.2">
                <text:p>1154.2</text:p>
              </table:table-cell>
              <table:table-cell office:value-type="float" office:value="264">
                <text:p>264</text:p>
              </table:table-cell>
              <table:table-cell office:value-type="float" office:value="2794.3">
                <text:p>2794.3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13.4">
                <text:p>1213.4</text:p>
              </table:table-cell>
              <table:table-cell office:value-type="float" office:value="275.6">
                <text:p>275.6</text:p>
              </table:table-cell>
              <table:table-cell office:value-type="float" office:value="2784.3">
                <text:p>2784.3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67">
                <text:p>1267</text:p>
              </table:table-cell>
              <table:table-cell office:value-type="float" office:value="285.9">
                <text:p>285.9</text:p>
              </table:table-cell>
              <table:table-cell office:value-type="float" office:value="2772.1">
                <text:p>2772.1</text:p>
              </table:table-cell>
              <table:table-cell office:value-type="float" office:value="285.9">
                <text:p>285.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16.6">
                <text:p>1316.6</text:p>
              </table:table-cell>
              <table:table-cell office:value-type="float" office:value="295.1">
                <text:p>295.1</text:p>
              </table:table-cell>
              <table:table-cell office:value-type="float" office:value="2758">
                <text:p>2758</text:p>
              </table:table-cell>
              <table:table-cell office:value-type="float" office:value="295.1">
                <text:p>295.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63.3">
                <text:p>1363.3</text:p>
              </table:table-cell>
              <table:table-cell office:value-type="float" office:value="303.4">
                <text:p>303.4</text:p>
              </table:table-cell>
              <table:table-cell office:value-type="float" office:value="2742.1">
                <text:p>2742.1</text:p>
              </table:table-cell>
              <table:table-cell office:value-type="float" office:value="303.4">
                <text:p>303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07.6">
                <text:p>1407.6</text:p>
              </table:table-cell>
              <table:table-cell office:value-type="float" office:value="311.1">
                <text:p>311.1</text:p>
              </table:table-cell>
              <table:table-cell office:value-type="float" office:value="2724.7">
                <text:p>2724.7</text:p>
              </table:table-cell>
              <table:table-cell office:value-type="float" office:value="311.1">
                <text:p>311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50.1">
                <text:p>1450.1</text:p>
              </table:table-cell>
              <table:table-cell office:value-type="float" office:value="318.2">
                <text:p>318.2</text:p>
              </table:table-cell>
              <table:table-cell office:value-type="float" office:value="2705.6">
                <text:p>2705.6</text:p>
              </table:table-cell>
              <table:table-cell office:value-type="float" office:value="318.2">
                <text:p>318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91.3">
                <text:p>1491.3</text:p>
              </table:table-cell>
              <table:table-cell office:value-type="float" office:value="324.8">
                <text:p>324.8</text:p>
              </table:table-cell>
              <table:table-cell office:value-type="float" office:value="2684.9">
                <text:p>2684.9</text:p>
              </table:table-cell>
              <table:table-cell office:value-type="float" office:value="324.8">
                <text:p>324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31.5">
                <text:p>1531.5</text:p>
              </table:table-cell>
              <table:table-cell office:value-type="float" office:value="330.9">
                <text:p>330.9</text:p>
              </table:table-cell>
              <table:table-cell office:value-type="float" office:value="2662.2">
                <text:p>2662.2</text:p>
              </table:table-cell>
              <table:table-cell office:value-type="float" office:value="330.9">
                <text:p>330.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71.1">
                <text:p>1571.1</text:p>
              </table:table-cell>
              <table:table-cell office:value-type="float" office:value="336.8">
                <text:p>336.8</text:p>
              </table:table-cell>
              <table:table-cell office:value-type="float" office:value="2637.6">
                <text:p>2637.6</text:p>
              </table:table-cell>
              <table:table-cell office:value-type="float" office:value="336.8">
                <text:p>336.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10.5">
                <text:p>1610.5</text:p>
              </table:table-cell>
              <table:table-cell office:value-type="float" office:value="342.2">
                <text:p>342.2</text:p>
              </table:table-cell>
              <table:table-cell office:value-type="float" office:value="2610.5">
                <text:p>2610.5</text:p>
              </table:table-cell>
              <table:table-cell office:value-type="float" office:value="342.2">
                <text:p>342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50.1">
                <text:p>1650.1</text:p>
              </table:table-cell>
              <table:table-cell office:value-type="float" office:value="347.4">
                <text:p>347.4</text:p>
              </table:table-cell>
              <table:table-cell office:value-type="float" office:value="2580.6">
                <text:p>2580.6</text:p>
              </table:table-cell>
              <table:table-cell office:value-type="float" office:value="347.4">
                <text:p>347.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90.3">
                <text:p>1690.3</text:p>
              </table:table-cell>
              <table:table-cell office:value-type="float" office:value="352.4">
                <text:p>352.4</text:p>
              </table:table-cell>
              <table:table-cell office:value-type="float" office:value="2547.2">
                <text:p>2547.2</text:p>
              </table:table-cell>
              <table:table-cell office:value-type="float" office:value="352.4">
                <text:p>352.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32">
                <text:p>1732</text:p>
              </table:table-cell>
              <table:table-cell office:value-type="float" office:value="357.1">
                <text:p>357.1</text:p>
              </table:table-cell>
              <table:table-cell office:value-type="float" office:value="2509.1">
                <text:p>2509.1</text:p>
              </table:table-cell>
              <table:table-cell office:value-type="float" office:value="357.1">
                <text:p>357.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76.5">
                <text:p>1776.5</text:p>
              </table:table-cell>
              <table:table-cell office:value-type="float" office:value="361.5">
                <text:p>361.5</text:p>
              </table:table-cell>
              <table:table-cell office:value-type="float" office:value="2464.5">
                <text:p>2464.5</text:p>
              </table:table-cell>
              <table:table-cell office:value-type="float" office:value="361.5">
                <text:p>361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26.3">
                <text:p>1826.3</text:p>
              </table:table-cell>
              <table:table-cell office:value-type="float" office:value="365.8">
                <text:p>365.8</text:p>
              </table:table-cell>
              <table:table-cell office:value-type="float" office:value="2409.7">
                <text:p>2409.7</text:p>
              </table:table-cell>
              <table:table-cell office:value-type="float" office:value="365.8">
                <text:p>365.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99.3">
                <text:p>2099.3</text:p>
              </table:table-cell>
              <table:table-cell office:value-type="float" office:value="374.1">
                <text:p>374.1</text:p>
              </table:table-cell>
              <table:table-cell office:value-type="float" office:value="2099.3">
                <text:p>2099.3</text:p>
              </table:table-cell>
              <table:table-cell office:value-type="float" office:value="374.1">
                <text:p>374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938cm" svg:height="13.508cm" xlink:href=".." xlink:type="simple" chart:class="chart:scatter" chart:style-name="ch1">
        <chart:title svg:x="8.425cm" svg:y="0.406cm" chart:style-name="ch2">
          <text:p>Temperature vs. Entropy</text:p>
        </chart:title>
        <chart:legend chart:legend-position="end" svg:x="19.066cm" svg:y="6.206cm" style:legend-expansion="high" chart:style-name="ch3"/>
        <chart:plot-area chart:style-name="ch4" table:cell-range-address="Sheet1.B1:Sheet1.B51 Sheet1.J1:Sheet1.J51 Sheet1.K1:Sheet1.K1" chart:data-source-has-labels="row" svg:x="1.449cm" svg:y="1.995cm" svg:width="16.741cm" svg:height="10.262cm">
          <chartooo:coordinate-region svg:x="2.256cm" svg:y="2.194cm" svg:width="15.84cm" svg:height="9.416cm"/>
          <chart:axis chart:dimension="x" chart:name="primary-x" chart:style-name="ch5">
            <chart:title svg:x="8.545cm" svg:y="12.527cm" chart:style-name="ch6">
              <text:p>Entropy (kJ/kg·K)</text:p>
            </chart:title>
          </chart:axis>
          <chart:axis chart:dimension="y" chart:name="primary-y" chart:style-name="ch5">
            <chart:title svg:x="0.451cm" svg:y="8.44cm" chart:style-name="ch7">
              <text:p>Temperature (°C)</text:p>
            </chart:title>
            <chart:grid chart:style-name="ch8" chart:class="major"/>
          </chart:axis>
          <chart:series chart:style-name="ch9" chart:values-cell-range-address="Sheet1.B2:Sheet1.B51" chart:label-cell-address="Sheet1.J1:Sheet1.J1" chart:class="chart:scatter">
            <chart:domain table:cell-range-address="Sheet1.J2:Sheet1.J51"/>
            <chart:data-point chart:repeated="50"/>
          </chart:series>
          <chart:series chart:style-name="ch10" chart:values-cell-range-address="Sheet1.B2:Sheet1.B51" chart:label-cell-address="Sheet1.K1:Sheet1.K1" chart:class="chart:scatter">
            <chart:domain table:cell-range-address="Sheet1.K2:Sheet1.K51"/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entropy_liquid</text:p>
                <draw:g>
                  <svg:desc>Sheet1.J1:Sheet1.J1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entropy_gas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226">
                <text:p>0.4226</text:p>
                <draw:g>
                  <svg:desc>Sheet1.J2:Sheet1.J51</svg:desc>
                </draw:g>
              </table:table-cell>
              <table:table-cell office:value-type="float" office:value="28.96">
                <text:p>28.96</text:p>
                <draw:g>
                  <svg:desc>Sheet1.B2:Sheet1.B51</svg:desc>
                </draw:g>
              </table:table-cell>
              <table:table-cell office:value-type="float" office:value="8.4746">
                <text:p>8.4746</text:p>
                <draw:g>
                  <svg:desc>Sheet1.K2:Sheet1.K51</svg:desc>
                </draw:g>
              </table:table-cell>
              <table:table-cell office:value-type="float" office:value="28.96">
                <text:p>28.96</text:p>
                <draw:g>
                  <svg:desc>Sheet1.B2:Sheet1.B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21">
                <text:p>0.521</text:p>
              </table:table-cell>
              <table:table-cell office:value-type="float" office:value="36.16">
                <text:p>36.16</text:p>
              </table:table-cell>
              <table:table-cell office:value-type="float" office:value="8.3304">
                <text:p>8.3304</text:p>
              </table:table-cell>
              <table:table-cell office:value-type="float" office:value="36.16">
                <text:p>36.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926">
                <text:p>0.5926</text:p>
              </table:table-cell>
              <table:table-cell office:value-type="float" office:value="41.51">
                <text:p>41.51</text:p>
              </table:table-cell>
              <table:table-cell office:value-type="float" office:value="8.2287">
                <text:p>8.2287</text:p>
              </table:table-cell>
              <table:table-cell office:value-type="float" office:value="41.51">
                <text:p>41.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493">
                <text:p>0.6493</text:p>
              </table:table-cell>
              <table:table-cell office:value-type="float" office:value="45.81">
                <text:p>45.81</text:p>
              </table:table-cell>
              <table:table-cell office:value-type="float" office:value="8.1502">
                <text:p>8.1502</text:p>
              </table:table-cell>
              <table:table-cell office:value-type="float" office:value="45.81">
                <text:p>45.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32">
                <text:p>0.832</text:p>
              </table:table-cell>
              <table:table-cell office:value-type="float" office:value="60.06">
                <text:p>60.06</text:p>
              </table:table-cell>
              <table:table-cell office:value-type="float" office:value="7.9085">
                <text:p>7.9085</text:p>
              </table:table-cell>
              <table:table-cell office:value-type="float" office:value="60.06">
                <text:p>60.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439">
                <text:p>0.9439</text:p>
              </table:table-cell>
              <table:table-cell office:value-type="float" office:value="69.1">
                <text:p>69.1</text:p>
              </table:table-cell>
              <table:table-cell office:value-type="float" office:value="7.7686">
                <text:p>7.7686</text:p>
              </table:table-cell>
              <table:table-cell office:value-type="float" office:value="69.1">
                <text:p>69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259">
                <text:p>1.0259</text:p>
              </table:table-cell>
              <table:table-cell office:value-type="float" office:value="75.87">
                <text:p>75.87</text:p>
              </table:table-cell>
              <table:table-cell office:value-type="float" office:value="7.67">
                <text:p>7.67</text:p>
              </table:table-cell>
              <table:table-cell office:value-type="float" office:value="75.87">
                <text:p>75.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91">
                <text:p>1.091</text:p>
              </table:table-cell>
              <table:table-cell office:value-type="float" office:value="81.33">
                <text:p>81.33</text:p>
              </table:table-cell>
              <table:table-cell office:value-type="float" office:value="7.5939">
                <text:p>7.5939</text:p>
              </table:table-cell>
              <table:table-cell office:value-type="float" office:value="81.33">
                <text:p>81.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453">
                <text:p>1.1453</text:p>
              </table:table-cell>
              <table:table-cell office:value-type="float" office:value="85.94">
                <text:p>85.94</text:p>
              </table:table-cell>
              <table:table-cell office:value-type="float" office:value="7.532">
                <text:p>7.532</text:p>
              </table:table-cell>
              <table:table-cell office:value-type="float" office:value="85.94">
                <text:p>85.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919">
                <text:p>1.1919</text:p>
              </table:table-cell>
              <table:table-cell office:value-type="float" office:value="89.95">
                <text:p>89.95</text:p>
              </table:table-cell>
              <table:table-cell office:value-type="float" office:value="7.4797">
                <text:p>7.4797</text:p>
              </table:table-cell>
              <table:table-cell office:value-type="float" office:value="89.95">
                <text:p>89.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329">
                <text:p>1.2329</text:p>
              </table:table-cell>
              <table:table-cell office:value-type="float" office:value="93.5">
                <text:p>93.5</text:p>
              </table:table-cell>
              <table:table-cell office:value-type="float" office:value="7.4346">
                <text:p>7.4346</text:p>
              </table:table-cell>
              <table:table-cell office:value-type="float" office:value="93.5">
                <text:p>93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695">
                <text:p>1.2695</text:p>
              </table:table-cell>
              <table:table-cell office:value-type="float" office:value="96.71">
                <text:p>96.71</text:p>
              </table:table-cell>
              <table:table-cell office:value-type="float" office:value="7.3949">
                <text:p>7.3949</text:p>
              </table:table-cell>
              <table:table-cell office:value-type="float" office:value="96.71">
                <text:p>96.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026">
                <text:p>1.3026</text:p>
              </table:table-cell>
              <table:table-cell office:value-type="float" office:value="99.63">
                <text:p>99.63</text:p>
              </table:table-cell>
              <table:table-cell office:value-type="float" office:value="7.3594">
                <text:p>7.3594</text:p>
              </table:table-cell>
              <table:table-cell office:value-type="float" office:value="99.63">
                <text:p>99.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336">
                <text:p>1.4336</text:p>
              </table:table-cell>
              <table:table-cell office:value-type="float" office:value="111.4">
                <text:p>111.4</text:p>
              </table:table-cell>
              <table:table-cell office:value-type="float" office:value="7.2233">
                <text:p>7.2233</text:p>
              </table:table-cell>
              <table:table-cell office:value-type="float" office:value="111.4">
                <text:p>111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301">
                <text:p>1.5301</text:p>
              </table:table-cell>
              <table:table-cell office:value-type="float" office:value="120.2">
                <text:p>120.2</text:p>
              </table:table-cell>
              <table:table-cell office:value-type="float" office:value="7.1271">
                <text:p>7.1271</text:p>
              </table:table-cell>
              <table:table-cell office:value-type="float" office:value="120.2">
                <text:p>120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072">
                <text:p>1.6072</text:p>
              </table:table-cell>
              <table:table-cell office:value-type="float" office:value="127.4">
                <text:p>127.4</text:p>
              </table:table-cell>
              <table:table-cell office:value-type="float" office:value="7.0527">
                <text:p>7.0527</text:p>
              </table:table-cell>
              <table:table-cell office:value-type="float" office:value="127.4">
                <text:p>127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718">
                <text:p>1.6718</text:p>
              </table:table-cell>
              <table:table-cell office:value-type="float" office:value="133.6">
                <text:p>133.6</text:p>
              </table:table-cell>
              <table:table-cell office:value-type="float" office:value="6.9919">
                <text:p>6.9919</text:p>
              </table:table-cell>
              <table:table-cell office:value-type="float" office:value="133.6">
                <text:p>133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275">
                <text:p>1.7275</text:p>
              </table:table-cell>
              <table:table-cell office:value-type="float" office:value="138.9">
                <text:p>138.9</text:p>
              </table:table-cell>
              <table:table-cell office:value-type="float" office:value="6.9405">
                <text:p>6.9405</text:p>
              </table:table-cell>
              <table:table-cell office:value-type="float" office:value="138.9">
                <text:p>138.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7766">
                <text:p>1.7766</text:p>
              </table:table-cell>
              <table:table-cell office:value-type="float" office:value="143.6">
                <text:p>143.6</text:p>
              </table:table-cell>
              <table:table-cell office:value-type="float" office:value="6.8959">
                <text:p>6.8959</text:p>
              </table:table-cell>
              <table:table-cell office:value-type="float" office:value="143.6">
                <text:p>143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207">
                <text:p>1.8207</text:p>
              </table:table-cell>
              <table:table-cell office:value-type="float" office:value="147.9">
                <text:p>147.9</text:p>
              </table:table-cell>
              <table:table-cell office:value-type="float" office:value="6.8565">
                <text:p>6.8565</text:p>
              </table:table-cell>
              <table:table-cell office:value-type="float" office:value="147.9">
                <text:p>147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8607">
                <text:p>1.8607</text:p>
              </table:table-cell>
              <table:table-cell office:value-type="float" office:value="151.9">
                <text:p>151.9</text:p>
              </table:table-cell>
              <table:table-cell office:value-type="float" office:value="6.8212">
                <text:p>6.8212</text:p>
              </table:table-cell>
              <table:table-cell office:value-type="float" office:value="151.9">
                <text:p>151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9312">
                <text:p>1.9312</text:p>
              </table:table-cell>
              <table:table-cell office:value-type="float" office:value="158.9">
                <text:p>158.9</text:p>
              </table:table-cell>
              <table:table-cell office:value-type="float" office:value="6.76">
                <text:p>6.76</text:p>
              </table:table-cell>
              <table:table-cell office:value-type="float" office:value="158.9">
                <text:p>158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9922">
                <text:p>1.9922</text:p>
              </table:table-cell>
              <table:table-cell office:value-type="float" office:value="165">
                <text:p>165</text:p>
              </table:table-cell>
              <table:table-cell office:value-type="float" office:value="6.708">
                <text:p>6.708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0462">
                <text:p>2.0462</text:p>
              </table:table-cell>
              <table:table-cell office:value-type="float" office:value="170.4">
                <text:p>170.4</text:p>
              </table:table-cell>
              <table:table-cell office:value-type="float" office:value="6.6628">
                <text:p>6.6628</text:p>
              </table:table-cell>
              <table:table-cell office:value-type="float" office:value="170.4">
                <text:p>170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0946">
                <text:p>2.0946</text:p>
              </table:table-cell>
              <table:table-cell office:value-type="float" office:value="175.4">
                <text:p>175.4</text:p>
              </table:table-cell>
              <table:table-cell office:value-type="float" office:value="6.6226">
                <text:p>6.6226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1387">
                <text:p>2.1387</text:p>
              </table:table-cell>
              <table:table-cell office:value-type="float" office:value="179.9">
                <text:p>179.9</text:p>
              </table:table-cell>
              <table:table-cell office:value-type="float" office:value="6.5863">
                <text:p>6.5863</text:p>
              </table:table-cell>
              <table:table-cell office:value-type="float" office:value="179.9">
                <text:p>179.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315">
                <text:p>2.315</text:p>
              </table:table-cell>
              <table:table-cell office:value-type="float" office:value="198.3">
                <text:p>198.3</text:p>
              </table:table-cell>
              <table:table-cell office:value-type="float" office:value="6.4448">
                <text:p>6.4448</text:p>
              </table:table-cell>
              <table:table-cell office:value-type="float" office:value="198.3">
                <text:p>198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4474">
                <text:p>2.4474</text:p>
              </table:table-cell>
              <table:table-cell office:value-type="float" office:value="212.4">
                <text:p>212.4</text:p>
              </table:table-cell>
              <table:table-cell office:value-type="float" office:value="6.3409">
                <text:p>6.3409</text:p>
              </table:table-cell>
              <table:table-cell office:value-type="float" office:value="212.4">
                <text:p>212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5547">
                <text:p>2.5547</text:p>
              </table:table-cell>
              <table:table-cell office:value-type="float" office:value="224">
                <text:p>224</text:p>
              </table:table-cell>
              <table:table-cell office:value-type="float" office:value="6.2575">
                <text:p>6.2575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6457">
                <text:p>2.6457</text:p>
              </table:table-cell>
              <table:table-cell office:value-type="float" office:value="233.9">
                <text:p>233.9</text:p>
              </table:table-cell>
              <table:table-cell office:value-type="float" office:value="6.1869">
                <text:p>6.1869</text:p>
              </table:table-cell>
              <table:table-cell office:value-type="float" office:value="233.9">
                <text:p>233.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7253">
                <text:p>2.7253</text:p>
              </table:table-cell>
              <table:table-cell office:value-type="float" office:value="242.6">
                <text:p>242.6</text:p>
              </table:table-cell>
              <table:table-cell office:value-type="float" office:value="6.1253">
                <text:p>6.1253</text:p>
              </table:table-cell>
              <table:table-cell office:value-type="float" office:value="242.6">
                <text:p>242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7964">
                <text:p>2.7964</text:p>
              </table:table-cell>
              <table:table-cell office:value-type="float" office:value="250.4">
                <text:p>250.4</text:p>
              </table:table-cell>
              <table:table-cell office:value-type="float" office:value="6.0701">
                <text:p>6.0701</text:p>
              </table:table-cell>
              <table:table-cell office:value-type="float" office:value="250.4">
                <text:p>250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861">
                <text:p>2.861</text:p>
              </table:table-cell>
              <table:table-cell office:value-type="float" office:value="257.5">
                <text:p>257.5</text:p>
              </table:table-cell>
              <table:table-cell office:value-type="float" office:value="6.0199">
                <text:p>6.0199</text:p>
              </table:table-cell>
              <table:table-cell office:value-type="float" office:value="257.5">
                <text:p>257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9202">
                <text:p>2.9202</text:p>
              </table:table-cell>
              <table:table-cell office:value-type="float" office:value="264">
                <text:p>264</text:p>
              </table:table-cell>
              <table:table-cell office:value-type="float" office:value="5.9734">
                <text:p>5.973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0267">
                <text:p>3.0267</text:p>
              </table:table-cell>
              <table:table-cell office:value-type="float" office:value="275.6">
                <text:p>275.6</text:p>
              </table:table-cell>
              <table:table-cell office:value-type="float" office:value="5.8892">
                <text:p>5.8892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1211">
                <text:p>3.1211</text:p>
              </table:table-cell>
              <table:table-cell office:value-type="float" office:value="285.9">
                <text:p>285.9</text:p>
              </table:table-cell>
              <table:table-cell office:value-type="float" office:value="5.8133">
                <text:p>5.8133</text:p>
              </table:table-cell>
              <table:table-cell office:value-type="float" office:value="285.9">
                <text:p>285.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2068">
                <text:p>3.2068</text:p>
              </table:table-cell>
              <table:table-cell office:value-type="float" office:value="295.1">
                <text:p>295.1</text:p>
              </table:table-cell>
              <table:table-cell office:value-type="float" office:value="5.7432">
                <text:p>5.7432</text:p>
              </table:table-cell>
              <table:table-cell office:value-type="float" office:value="295.1">
                <text:p>295.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2858">
                <text:p>3.2858</text:p>
              </table:table-cell>
              <table:table-cell office:value-type="float" office:value="303.4">
                <text:p>303.4</text:p>
              </table:table-cell>
              <table:table-cell office:value-type="float" office:value="5.6772">
                <text:p>5.6772</text:p>
              </table:table-cell>
              <table:table-cell office:value-type="float" office:value="303.4">
                <text:p>303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3596">
                <text:p>3.3596</text:p>
              </table:table-cell>
              <table:table-cell office:value-type="float" office:value="311.1">
                <text:p>311.1</text:p>
              </table:table-cell>
              <table:table-cell office:value-type="float" office:value="5.6141">
                <text:p>5.6141</text:p>
              </table:table-cell>
              <table:table-cell office:value-type="float" office:value="311.1">
                <text:p>311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4295">
                <text:p>3.4295</text:p>
              </table:table-cell>
              <table:table-cell office:value-type="float" office:value="318.2">
                <text:p>318.2</text:p>
              </table:table-cell>
              <table:table-cell office:value-type="float" office:value="5.5527">
                <text:p>5.5527</text:p>
              </table:table-cell>
              <table:table-cell office:value-type="float" office:value="318.2">
                <text:p>318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4962">
                <text:p>3.4962</text:p>
              </table:table-cell>
              <table:table-cell office:value-type="float" office:value="324.8">
                <text:p>324.8</text:p>
              </table:table-cell>
              <table:table-cell office:value-type="float" office:value="5.4924">
                <text:p>5.4924</text:p>
              </table:table-cell>
              <table:table-cell office:value-type="float" office:value="324.8">
                <text:p>324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5606">
                <text:p>3.5606</text:p>
              </table:table-cell>
              <table:table-cell office:value-type="float" office:value="330.9">
                <text:p>330.9</text:p>
              </table:table-cell>
              <table:table-cell office:value-type="float" office:value="5.4323">
                <text:p>5.4323</text:p>
              </table:table-cell>
              <table:table-cell office:value-type="float" office:value="330.9">
                <text:p>330.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6232">
                <text:p>3.6232</text:p>
              </table:table-cell>
              <table:table-cell office:value-type="float" office:value="336.8">
                <text:p>336.8</text:p>
              </table:table-cell>
              <table:table-cell office:value-type="float" office:value="5.3717">
                <text:p>5.3717</text:p>
              </table:table-cell>
              <table:table-cell office:value-type="float" office:value="336.8">
                <text:p>336.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6848">
                <text:p>3.6848</text:p>
              </table:table-cell>
              <table:table-cell office:value-type="float" office:value="342.2">
                <text:p>342.2</text:p>
              </table:table-cell>
              <table:table-cell office:value-type="float" office:value="5.3098">
                <text:p>5.3098</text:p>
              </table:table-cell>
              <table:table-cell office:value-type="float" office:value="342.2">
                <text:p>342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7461">
                <text:p>3.7461</text:p>
              </table:table-cell>
              <table:table-cell office:value-type="float" office:value="347.4">
                <text:p>347.4</text:p>
              </table:table-cell>
              <table:table-cell office:value-type="float" office:value="5.2455">
                <text:p>5.2455</text:p>
              </table:table-cell>
              <table:table-cell office:value-type="float" office:value="347.4">
                <text:p>347.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8079">
                <text:p>3.8079</text:p>
              </table:table-cell>
              <table:table-cell office:value-type="float" office:value="352.4">
                <text:p>352.4</text:p>
              </table:table-cell>
              <table:table-cell office:value-type="float" office:value="5.1777">
                <text:p>5.1777</text:p>
              </table:table-cell>
              <table:table-cell office:value-type="float" office:value="352.4">
                <text:p>352.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8715">
                <text:p>3.8715</text:p>
              </table:table-cell>
              <table:table-cell office:value-type="float" office:value="357.1">
                <text:p>357.1</text:p>
              </table:table-cell>
              <table:table-cell office:value-type="float" office:value="5.1044">
                <text:p>5.1044</text:p>
              </table:table-cell>
              <table:table-cell office:value-type="float" office:value="357.1">
                <text:p>357.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9388">
                <text:p>3.9388</text:p>
              </table:table-cell>
              <table:table-cell office:value-type="float" office:value="361.5">
                <text:p>361.5</text:p>
              </table:table-cell>
              <table:table-cell office:value-type="float" office:value="5.0228">
                <text:p>5.0228</text:p>
              </table:table-cell>
              <table:table-cell office:value-type="float" office:value="361.5">
                <text:p>361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0139">
                <text:p>4.0139</text:p>
              </table:table-cell>
              <table:table-cell office:value-type="float" office:value="365.8">
                <text:p>365.8</text:p>
              </table:table-cell>
              <table:table-cell office:value-type="float" office:value="4.9269">
                <text:p>4.9269</text:p>
              </table:table-cell>
              <table:table-cell office:value-type="float" office:value="365.8">
                <text:p>365.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4298">
                <text:p>4.4298</text:p>
              </table:table-cell>
              <table:table-cell office:value-type="float" office:value="374.1">
                <text:p>374.1</text:p>
              </table:table-cell>
              <table:table-cell office:value-type="float" office:value="4.4298">
                <text:p>4.4298</text:p>
              </table:table-cell>
              <table:table-cell office:value-type="float" office:value="374.1">
                <text:p>374.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